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043in"/>
    </style:style>
    <style:style style:name="co12" style:family="table-column">
      <style:table-column-properties fo:break-before="auto" style:column-width="1.177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44">
            <text:p>4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88">
            <text:p>8.8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2">
            <text:p>12.0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4308">
            <text:p>4308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5153">
            <text:p>515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7069">
            <text:p>706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1-03">
            <text:p>2020-11-03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79 - 1.15)">
            <text:p>(0.79 - 1.15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">
            <text:p>0.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number-columns-repeated="3" table:default-cell-style-name="Default"/>
        <table:table-column table:style-name="co4" table:number-columns-repeated="3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6.375">
            <text:p>86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50741710296684">
            <text:p>0.1507417103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7213318995581">
            <text:p>1.57213319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4.93671014850646">
            <text:p>4.936710148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26">
            <text:p>1026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7.25">
            <text:p>87.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50389863547758">
            <text:p>0.0850389864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3118104454742">
            <text:p>1.3118104455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49279397383016">
            <text:p>8.492793973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225">
            <text:p>1225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95.5">
            <text:p>95.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79591836734694">
            <text:p>0.0779591837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8476930612245">
            <text:p>1.284769306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23339274074421">
            <text:p>9.233392740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1009">
            <text:p>1009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92.625">
            <text:p>92.62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91798810703667">
            <text:p>0.0917988107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3781279989019">
            <text:p>1.3378127999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7.89222188153359">
            <text:p>7.892221881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65">
            <text:p>965</text:p>
          </table:table-cell>
          <table:table-cell office:value-type="float" office:value="34.75">
            <text:p>34.75</text:p>
          </table:table-cell>
          <table:table-cell office:value-type="float" office:value="51.125">
            <text:p>51.125</text:p>
          </table:table-cell>
          <table:table-cell office:value-type="float" office:value="76">
            <text:p>76</text:p>
          </table:table-cell>
          <table:table-cell office:value-type="float" office:value="0.224193548387097">
            <text:p>0.2241935484</text:p>
          </table:table-cell>
          <table:table-cell office:value-type="float" office:value="0.142013888888889">
            <text:p>0.1420138889</text:p>
          </table:table-cell>
          <table:table-cell office:value-type="float" office:value="0.0787564766839378">
            <text:p>0.0787564767</text:p>
          </table:table-cell>
          <table:table-cell office:value-type="float" office:value="1.8831924037461">
            <text:p>1.8831924037</text:p>
          </table:table-cell>
          <table:table-cell office:value-type="float" office:value="1.53657778260031">
            <text:p>1.5365777826</text:p>
          </table:table-cell>
          <table:table-cell office:value-type="float" office:value="1.28780473032833">
            <text:p>1.2878047303</text:p>
          </table:table-cell>
          <table:table-cell office:value-type="float" office:value="3.42663289257146">
            <text:p>3.4266328926</text:p>
          </table:table-cell>
          <table:table-cell office:value-type="float" office:value="5.21974618587524">
            <text:p>5.2197461859</text:p>
          </table:table-cell>
          <table:table-cell office:value-type="float" office:value="9.14334023357076">
            <text:p>9.143340233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52">
            <text:p>1052</text:p>
          </table:table-cell>
          <table:table-cell office:value-type="float" office:value="35">
            <text:p>35</text:p>
          </table:table-cell>
          <table:table-cell office:value-type="float" office:value="72.25">
            <text:p>72.25</text:p>
          </table:table-cell>
          <table:table-cell office:value-type="float" office:value="88.375">
            <text:p>88.375</text:p>
          </table:table-cell>
          <table:table-cell office:value-type="float" office:value="0.196629213483146">
            <text:p>0.1966292135</text:p>
          </table:table-cell>
          <table:table-cell office:value-type="float" office:value="0.168023255813953">
            <text:p>0.1680232558</text:p>
          </table:table-cell>
          <table:table-cell office:value-type="float" office:value="0.0840066539923954">
            <text:p>0.084006654</text:p>
          </table:table-cell>
          <table:table-cell office:value-type="float" office:value="1.76398182047721">
            <text:p>1.7639818205</text:p>
          </table:table-cell>
          <table:table-cell office:value-type="float" office:value="1.64341575175771">
            <text:p>1.6434157518</text:p>
          </table:table-cell>
          <table:table-cell office:value-type="float" office:value="1.30785524008678">
            <text:p>1.3078552401</text:p>
          </table:table-cell>
          <table:table-cell office:value-type="float" office:value="3.86135884870175">
            <text:p>3.8613588487</text:p>
          </table:table-cell>
          <table:table-cell office:value-type="float" office:value="4.46291099536752">
            <text:p>4.4629109954</text:p>
          </table:table-cell>
          <table:table-cell office:value-type="float" office:value="8.5930133031379">
            <text:p>8.593013303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57">
            <text:p>125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5.375">
            <text:p>45.3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60978520286396">
            <text:p>0.036097852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2889646974556">
            <text:p>1.1288964697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19.5464207396219">
            <text:p>19.546420739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76">
            <text:p>1276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86.375">
            <text:p>86.375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76920062695925">
            <text:p>0.0676920063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4590314906067">
            <text:p>1.2459031491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0.5825103260244">
            <text:p>10.58251032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8">
            <text:p>658</text:p>
          </table:table-cell>
          <table:table-cell office:value-type="float" office:value="1584">
            <text:p>1584</text:p>
          </table:table-cell>
          <table:table-cell office:value-type="float" office:value="62.5">
            <text:p>62.5</text:p>
          </table:table-cell>
          <table:table-cell office:value-type="float" office:value="55.625">
            <text:p>55.625</text:p>
          </table:table-cell>
          <table:table-cell office:value-type="float" office:value="119.5">
            <text:p>119.5</text:p>
          </table:table-cell>
          <table:table-cell office:value-type="float" office:value="0.188253012048193">
            <text:p>0.188253012</text:p>
          </table:table-cell>
          <table:table-cell office:value-type="float" office:value="0.0845364741641337">
            <text:p>0.0845364742</text:p>
          </table:table-cell>
          <table:table-cell office:value-type="float" office:value="0.0754419191919192">
            <text:p>0.0754419192</text:p>
          </table:table-cell>
          <table:table-cell office:value-type="float" office:value="1.7283463673973">
            <text:p>1.7283463674</text:p>
          </table:table-cell>
          <table:table-cell office:value-type="float" office:value="1.30988463388411">
            <text:p>1.3098846339</text:p>
          </table:table-cell>
          <table:table-cell office:value-type="float" office:value="1.27520202418758">
            <text:p>1.2752020242</text:p>
          </table:table-cell>
          <table:table-cell office:value-type="float" office:value="4.01861327365111">
            <text:p>4.0186132737</text:p>
          </table:table-cell>
          <table:table-cell office:value-type="float" office:value="8.5412725160206">
            <text:p>8.541272516</text:p>
          </table:table-cell>
          <table:table-cell office:value-type="float" office:value="9.5301982041113">
            <text:p>9.530198204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53">
            <text:p>653</text:p>
          </table:table-cell>
          <table:table-cell office:value-type="float" office:value="1441">
            <text:p>1441</text:p>
          </table:table-cell>
          <table:table-cell office:value-type="float" office:value="56.875">
            <text:p>56.875</text:p>
          </table:table-cell>
          <table:table-cell office:value-type="float" office:value="61.25">
            <text:p>61.25</text:p>
          </table:table-cell>
          <table:table-cell office:value-type="float" office:value="157.5">
            <text:p>157.5</text:p>
          </table:table-cell>
          <table:table-cell office:value-type="float" office:value="0.163433908045977">
            <text:p>0.163433908</text:p>
          </table:table-cell>
          <table:table-cell office:value-type="float" office:value="0.0937978560490046">
            <text:p>0.093797856</text:p>
          </table:table-cell>
          <table:table-cell office:value-type="float" office:value="0.109299097848716">
            <text:p>0.1092990978</text:p>
          </table:table-cell>
          <table:table-cell office:value-type="float" office:value="1.62437153706731">
            <text:p>1.6243715371</text:p>
          </table:table-cell>
          <table:table-cell office:value-type="float" office:value="1.34553665025832">
            <text:p>1.3455366503</text:p>
          </table:table-cell>
          <table:table-cell office:value-type="float" office:value="1.40596157633997">
            <text:p>1.4059615763</text:p>
          </table:table-cell>
          <table:table-cell office:value-type="float" office:value="4.57897981788164">
            <text:p>4.5789798179</text:p>
          </table:table-cell>
          <table:table-cell office:value-type="float" office:value="7.73119325181628">
            <text:p>7.7311932518</text:p>
          </table:table-cell>
          <table:table-cell office:value-type="float" office:value="6.68232966402172">
            <text:p>6.68232966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08">
            <text:p>808</text:p>
          </table:table-cell>
          <table:table-cell office:value-type="float" office:value="1883">
            <text:p>1883</text:p>
          </table:table-cell>
          <table:table-cell office:value-type="float" office:value="13.75">
            <text:p>13.75</text:p>
          </table:table-cell>
          <table:table-cell office:value-type="float" office:value="59.625">
            <text:p>59.625</text:p>
          </table:table-cell>
          <table:table-cell office:value-type="float" office:value="329">
            <text:p>329</text:p>
          </table:table-cell>
          <table:table-cell office:value-type="float" office:value="0.0376712328767123">
            <text:p>0.0376712329</text:p>
          </table:table-cell>
          <table:table-cell office:value-type="float" office:value="0.0737933168316832">
            <text:p>0.0737933168</text:p>
          </table:table-cell>
          <table:table-cell office:value-type="float" office:value="0.174721189591078">
            <text:p>0.1747211896</text:p>
          </table:table-cell>
          <table:table-cell office:value-type="float" office:value="1.13463079376994">
            <text:p>1.1346307938</text:p>
          </table:table-cell>
          <table:table-cell office:value-type="float" office:value="1.26894969798457">
            <text:p>1.268949698</text:p>
          </table:table-cell>
          <table:table-cell office:value-type="float" office:value="1.67135805198933">
            <text:p>1.671358052</text:p>
          </table:table-cell>
          <table:table-cell office:value-type="float" office:value="18.7443446228369">
            <text:p>18.7443446228</text:p>
          </table:table-cell>
          <table:table-cell office:value-type="float" office:value="9.73555024355954">
            <text:p>9.7355502436</text:p>
          </table:table-cell>
          <table:table-cell office:value-type="float" office:value="4.3044376248104">
            <text:p>4.304437624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82">
            <text:p>782</text:p>
          </table:table-cell>
          <table:table-cell office:value-type="float" office:value="2074">
            <text:p>2074</text:p>
          </table:table-cell>
          <table:table-cell office:value-type="float" office:value="43.125">
            <text:p>43.125</text:p>
          </table:table-cell>
          <table:table-cell office:value-type="float" office:value="36.75">
            <text:p>36.75</text:p>
          </table:table-cell>
          <table:table-cell office:value-type="float" office:value="166.625">
            <text:p>166.625</text:p>
          </table:table-cell>
          <table:table-cell office:value-type="float" office:value="0.12609649122807">
            <text:p>0.1260964912</text:p>
          </table:table-cell>
          <table:table-cell office:value-type="float" office:value="0.0469948849104859">
            <text:p>0.0469948849</text:p>
          </table:table-cell>
          <table:table-cell office:value-type="float" office:value="0.0803399228543877">
            <text:p>0.0803399229</text:p>
          </table:table-cell>
          <table:table-cell office:value-type="float" office:value="1.47250235649431">
            <text:p>1.4725023565</text:p>
          </table:table-cell>
          <table:table-cell office:value-type="float" office:value="1.16881079483389">
            <text:p>1.1688107948</text:p>
          </table:table-cell>
          <table:table-cell office:value-type="float" office:value="1.29384055627068">
            <text:p>1.2938405563</text:p>
          </table:table-cell>
          <table:table-cell office:value-type="float" office:value="5.83667402630994">
            <text:p>5.8366740263</text:p>
          </table:table-cell>
          <table:table-cell office:value-type="float" office:value="15.0933385629821">
            <text:p>15.093338563</text:p>
          </table:table-cell>
          <table:table-cell office:value-type="float" office:value="8.96979084797171">
            <text:p>8.96979084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44">
            <text:p>944</text:p>
          </table:table-cell>
          <table:table-cell office:value-type="float" office:value="1998">
            <text:p>1998</text:p>
          </table:table-cell>
          <table:table-cell office:value-type="float" office:value="65.25">
            <text:p>65.25</text:p>
          </table:table-cell>
          <table:table-cell office:value-type="float" office:value="70.25">
            <text:p>70.25</text:p>
          </table:table-cell>
          <table:table-cell office:value-type="float" office:value="59.25">
            <text:p>59.25</text:p>
          </table:table-cell>
          <table:table-cell office:value-type="float" office:value="0.198932926829268">
            <text:p>0.1989329268</text:p>
          </table:table-cell>
          <table:table-cell office:value-type="float" office:value="0.0744173728813559">
            <text:p>0.0744173729</text:p>
          </table:table-cell>
          <table:table-cell office:value-type="float" office:value="0.0296546546546547">
            <text:p>0.0296546547</text:p>
          </table:table-cell>
          <table:table-cell office:value-type="float" office:value="1.77383089028108">
            <text:p>1.7738308903</text:p>
          </table:table-cell>
          <table:table-cell office:value-type="float" office:value="1.27131517804241">
            <text:p>1.271315178</text:p>
          </table:table-cell>
          <table:table-cell office:value-type="float" office:value="1.10551491243496">
            <text:p>1.1055149124</text:p>
          </table:table-cell>
          <table:table-cell office:value-type="float" office:value="3.82042547296511">
            <text:p>3.820425473</text:p>
          </table:table-cell>
          <table:table-cell office:value-type="float" office:value="9.65674726396137">
            <text:p>9.656747264</text:p>
          </table:table-cell>
          <table:table-cell office:value-type="float" office:value="23.7188614113802">
            <text:p>23.718861411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1041">
            <text:p>1041</text:p>
          </table:table-cell>
          <table:table-cell office:value-type="float" office:value="2384">
            <text:p>2384</text:p>
          </table:table-cell>
          <table:table-cell office:value-type="float" office:value="80.75">
            <text:p>80.75</text:p>
          </table:table-cell>
          <table:table-cell office:value-type="float" office:value="191">
            <text:p>191</text:p>
          </table:table-cell>
          <table:table-cell office:value-type="float" office:value="82.875">
            <text:p>82.875</text:p>
          </table:table-cell>
          <table:table-cell office:value-type="float" office:value="0.224305555555556">
            <text:p>0.2243055556</text:p>
          </table:table-cell>
          <table:table-cell office:value-type="float" office:value="0.183477425552353">
            <text:p>0.1834774256</text:p>
          </table:table-cell>
          <table:table-cell office:value-type="float" office:value="0.0347630033557047">
            <text:p>0.0347630034</text:p>
          </table:table-cell>
          <table:table-cell office:value-type="float" office:value="1.88368288966049">
            <text:p>1.8836828897</text:p>
          </table:table-cell>
          <table:table-cell office:value-type="float" office:value="1.70815236218038">
            <text:p>1.7081523622</text:p>
          </table:table-cell>
          <table:table-cell office:value-type="float" office:value="1.12403910589349">
            <text:p>1.1240391059</text:p>
          </table:table-cell>
          <table:table-cell office:value-type="float" office:value="3.42508375788022">
            <text:p>3.4250837579</text:p>
          </table:table-cell>
          <table:table-cell office:value-type="float" office:value="4.11468131327275">
            <text:p>4.1146813133</text:p>
          </table:table-cell>
          <table:table-cell office:value-type="float" office:value="20.283820005266">
            <text:p>20.283820005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238">
            <text:p>1238</text:p>
          </table:table-cell>
          <table:table-cell office:value-type="float" office:value="3229">
            <text:p>3229</text:p>
          </table:table-cell>
          <table:table-cell office:value-type="float" office:value="102.125">
            <text:p>102.125</text:p>
          </table:table-cell>
          <table:table-cell office:value-type="float" office:value="62.75">
            <text:p>62.75</text:p>
          </table:table-cell>
          <table:table-cell office:value-type="float" office:value="39.5">
            <text:p>39.5</text:p>
          </table:table-cell>
          <table:table-cell office:value-type="float" office:value="0.274529569892473">
            <text:p>0.2745295699</text:p>
          </table:table-cell>
          <table:table-cell office:value-type="float" office:value="0.050686591276252">
            <text:p>0.0506865913</text:p>
          </table:table-cell>
          <table:table-cell office:value-type="float" office:value="0.0122328894394549">
            <text:p>0.0122328894</text:p>
          </table:table-cell>
          <table:table-cell office:value-type="float" office:value="2.10857180472453">
            <text:p>2.1085718047</text:p>
          </table:table-cell>
          <table:table-cell office:value-type="float" office:value="1.18243856531589">
            <text:p>1.1824385653</text:p>
          </table:table-cell>
          <table:table-cell office:value-type="float" office:value="1.04310841446281">
            <text:p>1.0431084145</text:p>
          </table:table-cell>
          <table:table-cell office:value-type="float" office:value="2.85742986404229">
            <text:p>2.857429864</text:p>
          </table:table-cell>
          <table:table-cell office:value-type="float" office:value="14.0188764357099">
            <text:p>14.01887643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12">
            <text:p>12</text:p>
          </table:table-cell>
          <table:table-cell office:value-type="float" office:value="606">
            <text:p>606</text:p>
          </table:table-cell>
          <table:table-cell office:value-type="float" office:value="1250">
            <text:p>1250</text:p>
          </table:table-cell>
          <table:table-cell office:value-type="float" office:value="2800">
            <text:p>2800</text:p>
          </table:table-cell>
          <table:table-cell office:value-type="float" office:value="56.25">
            <text:p>56.25</text:p>
          </table:table-cell>
          <table:table-cell office:value-type="float" office:value="99.875">
            <text:p>99.875</text:p>
          </table:table-cell>
          <table:table-cell office:value-type="float" office:value="209.25">
            <text:p>209.25</text:p>
          </table:table-cell>
          <table:table-cell office:value-type="float" office:value="0.0928217821782178">
            <text:p>0.0928217822</text:p>
          </table:table-cell>
          <table:table-cell office:value-type="float" office:value="0.0799">
            <text:p>0.0799</text:p>
          </table:table-cell>
          <table:table-cell office:value-type="float" office:value="0.0747321428571429">
            <text:p>0.0747321429</text:p>
          </table:table-cell>
          <table:table-cell office:value-type="float" office:value="1.34176336878737">
            <text:p>1.3417633688</text:p>
          </table:table-cell>
          <table:table-cell office:value-type="float" office:value="1.2921626596">
            <text:p>1.2921626596</text:p>
          </table:table-cell>
          <table:table-cell office:value-type="float" office:value="1.272508890625">
            <text:p>1.2725088906</text:p>
          </table:table-cell>
          <table:table-cell office:value-type="float" office:value="7.80895272851945">
            <text:p>7.8089527285</text:p>
          </table:table-cell>
          <table:table-cell office:value-type="float" office:value="9.01731766869521">
            <text:p>9.0173176687</text:p>
          </table:table-cell>
          <table:table-cell office:value-type="float" office:value="9.61749866055007">
            <text:p>9.617498660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704">
            <text:p>704</text:p>
          </table:table-cell>
          <table:table-cell office:value-type="float" office:value="1284">
            <text:p>1284</text:p>
          </table:table-cell>
          <table:table-cell office:value-type="float" office:value="2852">
            <text:p>2852</text:p>
          </table:table-cell>
          <table:table-cell office:value-type="float" office:value="79.375">
            <text:p>79.375</text:p>
          </table:table-cell>
          <table:table-cell office:value-type="float" office:value="77.125">
            <text:p>77.125</text:p>
          </table:table-cell>
          <table:table-cell office:value-type="float" office:value="127.875">
            <text:p>127.875</text:p>
          </table:table-cell>
          <table:table-cell office:value-type="float" office:value="0.112748579545455">
            <text:p>0.1127485795</text:p>
          </table:table-cell>
          <table:table-cell office:value-type="float" office:value="0.060066199376947">
            <text:p>0.0600661994</text:p>
          </table:table-cell>
          <table:table-cell office:value-type="float" office:value="0.0448369565217391">
            <text:p>0.0448369565</text:p>
          </table:table-cell>
          <table:table-cell office:value-type="float" office:value="1.41953602310055">
            <text:p>1.4195360231</text:p>
          </table:table-cell>
          <table:table-cell office:value-type="float" office:value="1.21730327650219">
            <text:p>1.2173032765</text:p>
          </table:table-cell>
          <table:table-cell office:value-type="float" office:value="1.16086963905955">
            <text:p>1.1608696391</text:p>
          </table:table-cell>
          <table:table-cell office:value-type="float" office:value="6.48812812384638">
            <text:p>6.4881281238</text:p>
          </table:table-cell>
          <table:table-cell office:value-type="float" office:value="11.8829254003115">
            <text:p>11.8829254003</text:p>
          </table:table-cell>
          <table:table-cell office:value-type="float" office:value="15.8033227419085">
            <text:p>15.8033227419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30">
            <text:p>730</text:p>
          </table:table-cell>
          <table:table-cell office:value-type="float" office:value="1422">
            <text:p>1422</text:p>
          </table:table-cell>
          <table:table-cell office:value-type="float" office:value="3272">
            <text:p>3272</text:p>
          </table:table-cell>
          <table:table-cell office:value-type="float" office:value="24.125">
            <text:p>24.125</text:p>
          </table:table-cell>
          <table:table-cell office:value-type="float" office:value="104.875">
            <text:p>104.875</text:p>
          </table:table-cell>
          <table:table-cell office:value-type="float" office:value="135.625">
            <text:p>135.625</text:p>
          </table:table-cell>
          <table:table-cell office:value-type="float" office:value="0.0330479452054795">
            <text:p>0.0330479452</text:p>
          </table:table-cell>
          <table:table-cell office:value-type="float" office:value="0.0737517580872011">
            <text:p>0.0737517581</text:p>
          </table:table-cell>
          <table:table-cell office:value-type="float" office:value="0.0414501833740831">
            <text:p>0.0414501834</text:p>
          </table:table-cell>
          <table:table-cell office:value-type="float" office:value="1.11780845491649">
            <text:p>1.1178084549</text:p>
          </table:table-cell>
          <table:table-cell office:value-type="float" office:value="1.26879222407427">
            <text:p>1.2687922241</text:p>
          </table:table-cell>
          <table:table-cell office:value-type="float" office:value="1.14844315250471">
            <text:p>1.1484431525</text:p>
          </table:table-cell>
          <table:table-cell office:value-type="float" office:value="21.31868278927">
            <text:p>21.3186827893</text:p>
          </table:table-cell>
          <table:table-cell office:value-type="float" office:value="9.74084543687771">
            <text:p>9.7408454369</text:p>
          </table:table-cell>
          <table:table-cell office:value-type="float" office:value="17.0666429875419">
            <text:p>17.066642987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821">
            <text:p>821</text:p>
          </table:table-cell>
          <table:table-cell office:value-type="float" office:value="1663">
            <text:p>1663</text:p>
          </table:table-cell>
          <table:table-cell office:value-type="float" office:value="3864">
            <text:p>3864</text:p>
          </table:table-cell>
          <table:table-cell office:value-type="float" office:value="39.5">
            <text:p>39.5</text:p>
          </table:table-cell>
          <table:table-cell office:value-type="float" office:value="157.375">
            <text:p>157.375</text:p>
          </table:table-cell>
          <table:table-cell office:value-type="float" office:value="70.875">
            <text:p>70.875</text:p>
          </table:table-cell>
          <table:table-cell office:value-type="float" office:value="0.0481120584652862">
            <text:p>0.0481120585</text:p>
          </table:table-cell>
          <table:table-cell office:value-type="float" office:value="0.0946331930246542">
            <text:p>0.094633193</text:p>
          </table:table-cell>
          <table:table-cell office:value-type="float" office:value="0.0183423913043478">
            <text:p>0.0183423913</text:p>
          </table:table-cell>
          <table:table-cell office:value-type="float" office:value="1.17292915416125">
            <text:p>1.1729291542</text:p>
          </table:table-cell>
          <table:table-cell office:value-type="float" office:value="1.34876884038149">
            <text:p>1.3487688404</text:p>
          </table:table-cell>
          <table:table-cell office:value-type="float" office:value="1.06485779846999">
            <text:p>1.0648577985</text:p>
          </table:table-cell>
          <table:table-cell office:value-type="float" office:value="14.7507919498056">
            <text:p>14.7507919498</text:p>
          </table:table-cell>
          <table:table-cell office:value-type="float" office:value="7.66591866525189">
            <text:p>7.66591866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04">
            <text:p>804</text:p>
          </table:table-cell>
          <table:table-cell office:value-type="float" office:value="1610">
            <text:p>1610</text:p>
          </table:table-cell>
          <table:table-cell office:value-type="float" office:value="3544">
            <text:p>3544</text:p>
          </table:table-cell>
          <table:table-cell office:value-type="float" office:value="75.5">
            <text:p>75.5</text:p>
          </table:table-cell>
          <table:table-cell office:value-type="float" office:value="126.125">
            <text:p>126.125</text:p>
          </table:table-cell>
          <table:table-cell office:value-type="float" office:value="119.875">
            <text:p>119.875</text:p>
          </table:table-cell>
          <table:table-cell office:value-type="float" office:value="0.0939054726368159">
            <text:p>0.0939054726</text:p>
          </table:table-cell>
          <table:table-cell office:value-type="float" office:value="0.0783385093167702">
            <text:p>0.0783385093</text:p>
          </table:table-cell>
          <table:table-cell office:value-type="float" office:value="0.0338247742663657">
            <text:p>0.0338247743</text:p>
          </table:table-cell>
          <table:table-cell office:value-type="float" office:value="1.3459529002995">
            <text:p>1.3459529003</text:p>
          </table:table-cell>
          <table:table-cell office:value-type="float" office:value="1.28621314981096">
            <text:p>1.2862131498</text:p>
          </table:table-cell>
          <table:table-cell office:value-type="float" office:value="1.12062917602645">
            <text:p>1.120629176</text:p>
          </table:table-cell>
          <table:table-cell office:value-type="float" office:value="7.72271879101049">
            <text:p>7.722718791</text:p>
          </table:table-cell>
          <table:table-cell office:value-type="float" office:value="9.19032025085066">
            <text:p>9.1903202509</text:p>
          </table:table-cell>
          <table:table-cell office:value-type="float" office:value="20.8369450177147">
            <text:p>20.836945017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08">
            <text:p>808</text:p>
          </table:table-cell>
          <table:table-cell office:value-type="float" office:value="1751">
            <text:p>1751</text:p>
          </table:table-cell>
          <table:table-cell office:value-type="float" office:value="4239">
            <text:p>4239</text:p>
          </table:table-cell>
          <table:table-cell office:value-type="float" office:value="28.125">
            <text:p>28.125</text:p>
          </table:table-cell>
          <table:table-cell office:value-type="float" office:value="126">
            <text:p>126</text:p>
          </table:table-cell>
          <table:table-cell office:value-type="float" office:value="77.25">
            <text:p>77.25</text:p>
          </table:table-cell>
          <table:table-cell office:value-type="float" office:value="0.0348081683168317">
            <text:p>0.0348081683</text:p>
          </table:table-cell>
          <table:table-cell office:value-type="float" office:value="0.0719588806396345">
            <text:p>0.0719588806</text:p>
          </table:table-cell>
          <table:table-cell office:value-type="float" office:value="0.0182236376503892">
            <text:p>0.0182236377</text:p>
          </table:table-cell>
          <table:table-cell office:value-type="float" office:value="1.12420334192879">
            <text:p>1.1242033419</text:p>
          </table:table-cell>
          <table:table-cell office:value-type="float" office:value="1.26200512002442">
            <text:p>1.26200512</text:p>
          </table:table-cell>
          <table:table-cell office:value-type="float" office:value="1.06443364967602">
            <text:p>1.0644336497</text:p>
          </table:table-cell>
          <table:table-cell office:value-type="float" office:value="20.2579455653856">
            <text:p>20.2579455654</text:p>
          </table:table-cell>
          <table:table-cell office:value-type="float" office:value="9.97510548860357">
            <text:p>9.97510548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915">
            <text:p>915</text:p>
          </table:table-cell>
          <table:table-cell office:value-type="float" office:value="1970">
            <text:p>1970</text:p>
          </table:table-cell>
          <table:table-cell office:value-type="float" office:value="5009">
            <text:p>5009</text:p>
          </table:table-cell>
          <table:table-cell office:value-type="float" office:value="36.25">
            <text:p>36.25</text:p>
          </table:table-cell>
          <table:table-cell office:value-type="float" office:value="37.75">
            <text:p>37.75</text:p>
          </table:table-cell>
          <table:table-cell office:value-type="float" office:value="32.5">
            <text:p>32.5</text:p>
          </table:table-cell>
          <table:table-cell office:value-type="float" office:value="0.0396174863387978">
            <text:p>0.0396174863</text:p>
          </table:table-cell>
          <table:table-cell office:value-type="float" office:value="0.0191624365482234">
            <text:p>0.0191624365</text:p>
          </table:table-cell>
          <table:table-cell office:value-type="float" office:value="0.00648832102216011">
            <text:p>0.006488321</text:p>
          </table:table-cell>
          <table:table-cell office:value-type="float" office:value="1.14173751082445">
            <text:p>1.1417375108</text:p>
          </table:table-cell>
          <table:table-cell office:value-type="float" office:value="1.06778823790873">
            <text:p>1.0677882379</text:p>
          </table:table-cell>
          <table:table-cell office:value-type="float" office:value="1.02279163626455">
            <text:p>1.0227916363</text:p>
          </table:table-cell>
          <table:table-cell office:value-type="float" office:value="17.840320320883">
            <text:p>17.84032032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27">
            <text:p>27</text:p>
          </table:table-cell>
          <table:table-cell office:value-type="float" office:value="1106">
            <text:p>1106</text:p>
          </table:table-cell>
          <table:table-cell office:value-type="float" office:value="2083">
            <text:p>2083</text:p>
          </table:table-cell>
          <table:table-cell office:value-type="float" office:value="4259">
            <text:p>4259</text:p>
          </table:table-cell>
          <table:table-cell office:value-type="float" office:value="19.25">
            <text:p>19.25</text:p>
          </table:table-cell>
          <table:table-cell office:value-type="float" office:value="139.75">
            <text:p>139.75</text:p>
          </table:table-cell>
          <table:table-cell office:value-type="float" office:value="161.875">
            <text:p>161.875</text:p>
          </table:table-cell>
          <table:table-cell office:value-type="float" office:value="0.0174050632911392">
            <text:p>0.0174050633</text:p>
          </table:table-cell>
          <table:table-cell office:value-type="float" office:value="0.0670907345175228">
            <text:p>0.0670907345</text:p>
          </table:table-cell>
          <table:table-cell office:value-type="float" office:value="0.0380077482977225">
            <text:p>0.0380077483</text:p>
          </table:table-cell>
          <table:table-cell office:value-type="float" office:value="1.0615114765262">
            <text:p>1.0615114765</text:p>
          </table:table-cell>
          <table:table-cell office:value-type="float" office:value="1.24363985746121">
            <text:p>1.2436398575</text:p>
          </table:table-cell>
          <table:table-cell office:value-type="float" office:value="1.13585851334613">
            <text:p>1.1358585133</text:p>
          </table:table-cell>
          <table:table-cell office:value-type="float" office:value="0">
            <text:p>0</text:p>
          </table:table-cell>
          <table:table-cell office:value-type="float" office:value="10.6743119269195">
            <text:p>10.6743119269</text:p>
          </table:table-cell>
          <table:table-cell office:value-type="float" office:value="18.5814156274401">
            <text:p>18.581415627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8">
            <text:p>28</text:p>
          </table:table-cell>
          <table:table-cell office:value-type="float" office:value="1086">
            <text:p>1086</text:p>
          </table:table-cell>
          <table:table-cell office:value-type="float" office:value="2022">
            <text:p>2022</text:p>
          </table:table-cell>
          <table:table-cell office:value-type="float" office:value="3570">
            <text:p>3570</text:p>
          </table:table-cell>
          <table:table-cell office:value-type="float" office:value="88.75">
            <text:p>88.75</text:p>
          </table:table-cell>
          <table:table-cell office:value-type="float" office:value="141">
            <text:p>141</text:p>
          </table:table-cell>
          <table:table-cell office:value-type="float" office:value="115.75">
            <text:p>115.75</text:p>
          </table:table-cell>
          <table:table-cell office:value-type="float" office:value="0.0817219152854512">
            <text:p>0.0817219153</text:p>
          </table:table-cell>
          <table:table-cell office:value-type="float" office:value="0.0697329376854599">
            <text:p>0.0697329377</text:p>
          </table:table-cell>
          <table:table-cell office:value-type="float" office:value="0.0324229691876751">
            <text:p>0.0324229692</text:p>
          </table:table-cell>
          <table:table-cell office:value-type="float" office:value="1.29911650751741">
            <text:p>1.2991165075</text:p>
          </table:table-cell>
          <table:table-cell office:value-type="float" office:value="1.25359613979167">
            <text:p>1.2535961398</text:p>
          </table:table-cell>
          <table:table-cell office:value-type="float" office:value="1.11554084006151">
            <text:p>1.1155408401</text:p>
          </table:table-cell>
          <table:table-cell office:value-type="float" office:value="8.82381504929153">
            <text:p>8.8238150493</text:p>
          </table:table-cell>
          <table:table-cell office:value-type="float" office:value="10.2827057125581">
            <text:p>10.2827057126</text:p>
          </table:table-cell>
          <table:table-cell office:value-type="float" office:value="21.7230064108263">
            <text:p>21.7230064108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176">
            <text:p>1176</text:p>
          </table:table-cell>
          <table:table-cell office:value-type="float" office:value="2231">
            <text:p>2231</text:p>
          </table:table-cell>
          <table:table-cell office:value-type="float" office:value="3789">
            <text:p>3789</text:p>
          </table:table-cell>
          <table:table-cell office:value-type="float" office:value="69">
            <text:p>69</text:p>
          </table:table-cell>
          <table:table-cell office:value-type="float" office:value="164.875">
            <text:p>164.875</text:p>
          </table:table-cell>
          <table:table-cell office:value-type="float" office:value="271.75">
            <text:p>271.75</text:p>
          </table:table-cell>
          <table:table-cell office:value-type="float" office:value="0.0586734693877551">
            <text:p>0.0586734694</text:p>
          </table:table-cell>
          <table:table-cell office:value-type="float" office:value="0.0739018377409233">
            <text:p>0.0739018377</text:p>
          </table:table-cell>
          <table:table-cell office:value-type="float" office:value="0.071720770651887">
            <text:p>0.0717207707</text:p>
          </table:table-cell>
          <table:table-cell office:value-type="float" office:value="1.21210459183673">
            <text:p>1.2121045918</text:p>
          </table:table-cell>
          <table:table-cell office:value-type="float" office:value="1.26936093607134">
            <text:p>1.2693609361</text:p>
          </table:table-cell>
          <table:table-cell office:value-type="float" office:value="1.26110468040969">
            <text:p>1.2611046804</text:p>
          </table:table-cell>
          <table:table-cell office:value-type="float" office:value="12.1569192595576">
            <text:p>12.1569192596</text:p>
          </table:table-cell>
          <table:table-cell office:value-type="float" office:value="9.72175115746095">
            <text:p>9.7217511575</text:p>
          </table:table-cell>
          <table:table-cell office:value-type="float" office:value="10.0070979689829">
            <text:p>10.00709796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 office:value-type="float" office:value="32">
            <text:p>32</text:p>
          </table:table-cell>
          <table:table-cell office:value-type="float" office:value="1234">
            <text:p>1234</text:p>
          </table:table-cell>
          <table:table-cell office:value-type="float" office:value="2452">
            <text:p>2452</text:p>
          </table:table-cell>
          <table:table-cell office:value-type="float" office:value="4328">
            <text:p>4328</text:p>
          </table:table-cell>
          <table:table-cell office:value-type="float" office:value="58.625">
            <text:p>58.625</text:p>
          </table:table-cell>
          <table:table-cell office:value-type="float" office:value="85.75">
            <text:p>85.75</text:p>
          </table:table-cell>
          <table:table-cell office:value-type="float" office:value="280.5">
            <text:p>280.5</text:p>
          </table:table-cell>
          <table:table-cell office:value-type="float" office:value="0.0475081037277147">
            <text:p>0.0475081037</text:p>
          </table:table-cell>
          <table:table-cell office:value-type="float" office:value="0.0349714518760196">
            <text:p>0.0349714519</text:p>
          </table:table-cell>
          <table:table-cell office:value-type="float" office:value="0.0648105360443623">
            <text:p>0.064810536</text:p>
          </table:table-cell>
          <table:table-cell office:value-type="float" office:value="1.17070212208982">
            <text:p>1.1707021221</text:p>
          </table:table-cell>
          <table:table-cell office:value-type="float" office:value="1.12479716636085">
            <text:p>1.1247971664</text:p>
          </table:table-cell>
          <table:table-cell office:value-type="float" office:value="1.23506967109669">
            <text:p>1.2350696711</text:p>
          </table:table-cell>
          <table:table-cell office:value-type="float" office:value="14.9339757866618">
            <text:p>14.9339757867</text:p>
          </table:table-cell>
          <table:table-cell office:value-type="float" office:value="20.1649599752582">
            <text:p>20.1649599753</text:p>
          </table:table-cell>
          <table:table-cell office:value-type="float" office:value="11.037923356515">
            <text:p>11.037923356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7">
            <text:p>27</text:p>
          </table:table-cell>
          <table:table-cell office:value-type="float" office:value="1248">
            <text:p>1248</text:p>
          </table:table-cell>
          <table:table-cell office:value-type="float" office:value="2550">
            <text:p>2550</text:p>
          </table:table-cell>
          <table:table-cell office:value-type="float" office:value="4290">
            <text:p>4290</text:p>
          </table:table-cell>
          <table:table-cell office:value-type="float" office:value="111.25">
            <text:p>111.25</text:p>
          </table:table-cell>
          <table:table-cell office:value-type="float" office:value="94.5">
            <text:p>94.5</text:p>
          </table:table-cell>
          <table:table-cell office:value-type="float" office:value="341.25">
            <text:p>341.25</text:p>
          </table:table-cell>
          <table:table-cell office:value-type="float" office:value="0.0891426282051282">
            <text:p>0.0891426282</text:p>
          </table:table-cell>
          <table:table-cell office:value-type="float" office:value="0.0370588235294118">
            <text:p>0.0370588235</text:p>
          </table:table-cell>
          <table:table-cell office:value-type="float" office:value="0.0795454545454545">
            <text:p>0.0795454545</text:p>
          </table:table-cell>
          <table:table-cell office:value-type="float" office:value="1.32757415871805">
            <text:p>1.3275741587</text:p>
          </table:table-cell>
          <table:table-cell office:value-type="float" office:value="1.13239766089965">
            <text:p>1.1323976609</text:p>
          </table:table-cell>
          <table:table-cell office:value-type="float" office:value="1.29081095041322">
            <text:p>1.2908109504</text:p>
          </table:table-cell>
          <table:table-cell office:value-type="float" office:value="8.11735131833742">
            <text:p>8.1173513183</text:p>
          </table:table-cell>
          <table:table-cell office:value-type="float" office:value="19.0484432846021">
            <text:p>19.0484432846</text:p>
          </table:table-cell>
          <table:table-cell office:value-type="float" office:value="9.05600316357252">
            <text:p>9.056003163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1552">
            <text:p>1552</text:p>
          </table:table-cell>
          <table:table-cell office:value-type="float" office:value="2718">
            <text:p>2718</text:p>
          </table:table-cell>
          <table:table-cell office:value-type="float" office:value="5088">
            <text:p>5088</text:p>
          </table:table-cell>
          <table:table-cell office:value-type="float" office:value="125.5">
            <text:p>125.5</text:p>
          </table:table-cell>
          <table:table-cell office:value-type="float" office:value="145.5">
            <text:p>145.5</text:p>
          </table:table-cell>
          <table:table-cell office:value-type="float" office:value="310.125">
            <text:p>310.125</text:p>
          </table:table-cell>
          <table:table-cell office:value-type="float" office:value="0.0808634020618557">
            <text:p>0.0808634021</text:p>
          </table:table-cell>
          <table:table-cell office:value-type="float" office:value="0.0535320088300221">
            <text:p>0.0535320088</text:p>
          </table:table-cell>
          <table:table-cell office:value-type="float" office:value="0.0609522405660377">
            <text:p>0.0609522406</text:p>
          </table:table-cell>
          <table:table-cell office:value-type="float" office:value="1.29583813121081">
            <text:p>1.2958381312</text:p>
          </table:table-cell>
          <table:table-cell office:value-type="float" office:value="1.19297875580506">
            <text:p>1.1929787558</text:p>
          </table:table-cell>
          <table:table-cell office:value-type="float" office:value="1.22061458621597">
            <text:p>1.2206145862</text:p>
          </table:table-cell>
          <table:table-cell office:value-type="float" office:value="8.91391052093314">
            <text:p>8.9139105209</text:p>
          </table:table-cell>
          <table:table-cell office:value-type="float" office:value="13.2918366874748">
            <text:p>13.2918366875</text:p>
          </table:table-cell>
          <table:table-cell office:value-type="float" office:value="11.7151283018217">
            <text:p>11.7151283018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2" office:value-type="float" office:value="42">
            <text:p>42</text:p>
          </table:table-cell>
          <table:table-cell office:value-type="float" office:value="1742">
            <text:p>1742</text:p>
          </table:table-cell>
          <table:table-cell office:value-type="float" office:value="3008">
            <text:p>3008</text:p>
          </table:table-cell>
          <table:table-cell office:value-type="float" office:value="5956">
            <text:p>5956</text:p>
          </table:table-cell>
          <table:table-cell office:value-type="float" office:value="60.25">
            <text:p>60.25</text:p>
          </table:table-cell>
          <table:table-cell office:value-type="float" office:value="103.625">
            <text:p>103.625</text:p>
          </table:table-cell>
          <table:table-cell office:value-type="float" office:value="378.625">
            <text:p>378.625</text:p>
          </table:table-cell>
          <table:table-cell office:value-type="float" office:value="0.0345866819747417">
            <text:p>0.034586682</text:p>
          </table:table-cell>
          <table:table-cell office:value-type="float" office:value="0.0344498005319149">
            <text:p>0.0344498005</text:p>
          </table:table-cell>
          <table:table-cell office:value-type="float" office:value="0.0635703492276696">
            <text:p>0.0635703492</text:p>
          </table:table-cell>
          <table:table-cell office:value-type="float" office:value="1.12339801450884">
            <text:p>1.1233980145</text:p>
          </table:table-cell>
          <table:table-cell office:value-type="float" office:value="1.12290040782481">
            <text:p>1.1229004078</text:p>
          </table:table-cell>
          <table:table-cell office:value-type="float" office:value="1.23041695332666">
            <text:p>1.2304169533</text:p>
          </table:table-cell>
          <table:table-cell office:value-type="float" office:value="20.3854791145087">
            <text:p>20.3854791145</text:p>
          </table:table-cell>
          <table:table-cell office:value-type="float" office:value="20.4651163364834">
            <text:p>20.4651163365</text:p>
          </table:table-cell>
          <table:table-cell office:value-type="float" office:value="11.2466377623261">
            <text:p>11.2466377623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826">
            <text:p>1826</text:p>
          </table:table-cell>
          <table:table-cell office:value-type="float" office:value="3118">
            <text:p>3118</text:p>
          </table:table-cell>
          <table:table-cell office:value-type="float" office:value="5710">
            <text:p>5710</text:p>
          </table:table-cell>
          <table:table-cell office:value-type="float" office:value="81">
            <text:p>81</text:p>
          </table:table-cell>
          <table:table-cell office:value-type="float" office:value="247.625">
            <text:p>247.625</text:p>
          </table:table-cell>
          <table:table-cell office:value-type="float" office:value="332.875">
            <text:p>332.875</text:p>
          </table:table-cell>
          <table:table-cell office:value-type="float" office:value="0.0443592552026287">
            <text:p>0.0443592552</text:p>
          </table:table-cell>
          <table:table-cell office:value-type="float" office:value="0.0794178960872354">
            <text:p>0.0794178961</text:p>
          </table:table-cell>
          <table:table-cell office:value-type="float" office:value="0.0582968476357268">
            <text:p>0.0582968476</text:p>
          </table:table-cell>
          <table:table-cell office:value-type="float" office:value="1.15911417051258">
            <text:p>1.1591141705</text:p>
          </table:table-cell>
          <table:table-cell office:value-type="float" office:value="1.29032475265441">
            <text:p>1.2903247527</text:p>
          </table:table-cell>
          <table:table-cell office:value-type="float" office:value="1.2107000707158">
            <text:p>1.2107000707</text:p>
          </table:table-cell>
          <table:table-cell office:value-type="float" office:value="15.9698289486523">
            <text:p>15.9698289487</text:p>
          </table:table-cell>
          <table:table-cell office:value-type="float" office:value="9.07000589184129">
            <text:p>9.0700058918</text:p>
          </table:table-cell>
          <table:table-cell office:value-type="float" office:value="12.233260803142">
            <text:p>12.233260803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" office:value-type="float" office:value="46">
            <text:p>46</text:p>
          </table:table-cell>
          <table:table-cell office:value-type="float" office:value="1944">
            <text:p>1944</text:p>
          </table:table-cell>
          <table:table-cell office:value-type="float" office:value="3218">
            <text:p>3218</text:p>
          </table:table-cell>
          <table:table-cell office:value-type="float" office:value="5877">
            <text:p>5877</text:p>
          </table:table-cell>
          <table:table-cell office:value-type="float" office:value="90.75">
            <text:p>90.75</text:p>
          </table:table-cell>
          <table:table-cell office:value-type="float" office:value="153.75">
            <text:p>153.75</text:p>
          </table:table-cell>
          <table:table-cell office:value-type="float" office:value="398.625">
            <text:p>398.625</text:p>
          </table:table-cell>
          <table:table-cell office:value-type="float" office:value="0.0466820987654321">
            <text:p>0.0466820988</text:p>
          </table:table-cell>
          <table:table-cell office:value-type="float" office:value="0.0477781230577999">
            <text:p>0.0477781231</text:p>
          </table:table-cell>
          <table:table-cell office:value-type="float" office:value="0.0678279734558448">
            <text:p>0.0678279735</text:p>
          </table:table-cell>
          <table:table-cell office:value-type="float" office:value="1.1676586136355">
            <text:p>1.1676586136</text:p>
          </table:table-cell>
          <table:table-cell office:value-type="float" office:value="1.17169761882643">
            <text:p>1.1716976188</text:p>
          </table:table-cell>
          <table:table-cell office:value-type="float" office:value="1.24641514970239">
            <text:p>1.2464151497</text:p>
          </table:table-cell>
          <table:table-cell office:value-type="float" office:value="15.192181999258">
            <text:p>15.1921819993</text:p>
          </table:table-cell>
          <table:table-cell office:value-type="float" office:value="14.8515046589926">
            <text:p>14.851504659</text:p>
          </table:table-cell>
          <table:table-cell office:value-type="float" office:value="10.5619765459566">
            <text:p>10.56197654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2022">
            <text:p>2022</text:p>
          </table:table-cell>
          <table:table-cell office:value-type="float" office:value="3489">
            <text:p>3489</text:p>
          </table:table-cell>
          <table:table-cell office:value-type="float" office:value="6374">
            <text:p>6374</text:p>
          </table:table-cell>
          <table:table-cell office:value-type="float" office:value="73.375">
            <text:p>73.375</text:p>
          </table:table-cell>
          <table:table-cell office:value-type="float" office:value="175.875">
            <text:p>175.875</text:p>
          </table:table-cell>
          <table:table-cell office:value-type="float" office:value="499.25">
            <text:p>499.25</text:p>
          </table:table-cell>
          <table:table-cell office:value-type="float" office:value="0.0362883283877349">
            <text:p>0.0362883284</text:p>
          </table:table-cell>
          <table:table-cell office:value-type="float" office:value="0.050408426483233">
            <text:p>0.0504084265</text:p>
          </table:table-cell>
          <table:table-cell office:value-type="float" office:value="0.078326011923439">
            <text:p>0.0783260119</text:p>
          </table:table-cell>
          <table:table-cell office:value-type="float" office:value="1.12959016120034">
            <text:p>1.1295901612</text:p>
          </table:table-cell>
          <table:table-cell office:value-type="float" office:value="1.18140987123393">
            <text:p>1.1814098712</text:p>
          </table:table-cell>
          <table:table-cell office:value-type="float" office:value="1.28616557145394">
            <text:p>1.2861655715</text:p>
          </table:table-cell>
          <table:table-cell office:value-type="float" office:value="19.4456199427262">
            <text:p>19.4456199427</text:p>
          </table:table-cell>
          <table:table-cell office:value-type="float" office:value="14.0943542641092">
            <text:p>14.0943542641</text:p>
          </table:table-cell>
          <table:table-cell office:value-type="float" office:value="9.19173268890672">
            <text:p>9.1917326889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810">
            <text:p>1810</text:p>
          </table:table-cell>
          <table:table-cell office:value-type="float" office:value="3530">
            <text:p>3530</text:p>
          </table:table-cell>
          <table:table-cell office:value-type="float" office:value="6610">
            <text:p>6610</text:p>
          </table:table-cell>
          <table:table-cell office:value-type="float" office:value="53.25">
            <text:p>53.25</text:p>
          </table:table-cell>
          <table:table-cell office:value-type="float" office:value="212.625">
            <text:p>212.625</text:p>
          </table:table-cell>
          <table:table-cell office:value-type="float" office:value="384.125">
            <text:p>384.125</text:p>
          </table:table-cell>
          <table:table-cell office:value-type="float" office:value="0.0294198895027624">
            <text:p>0.0294198895</text:p>
          </table:table-cell>
          <table:table-cell office:value-type="float" office:value="0.0602337110481586">
            <text:p>0.060233711</text:p>
          </table:table-cell>
          <table:table-cell office:value-type="float" office:value="0.0581127080181543">
            <text:p>0.058112708</text:p>
          </table:table-cell>
          <table:table-cell office:value-type="float" office:value="1.10466605186044">
            <text:p>1.1046660519</text:p>
          </table:table-cell>
          <table:table-cell office:value-type="float" office:value="1.21792906456396">
            <text:p>1.2179290646</text:p>
          </table:table-cell>
          <table:table-cell office:value-type="float" office:value="1.21001356825662">
            <text:p>1.2100135683</text:p>
          </table:table-cell>
          <table:table-cell office:value-type="float" office:value="23.9053944868713">
            <text:p>23.9053944869</text:p>
          </table:table-cell>
          <table:table-cell office:value-type="float" office:value="11.8508239813046">
            <text:p>11.8508239813</text:p>
          </table:table-cell>
          <table:table-cell office:value-type="float" office:value="12.2709461349284">
            <text:p>12.270946134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51">
            <text:p>51</text:p>
          </table:table-cell>
          <table:table-cell office:value-type="float" office:value="2014">
            <text:p>2014</text:p>
          </table:table-cell>
          <table:table-cell office:value-type="float" office:value="3885">
            <text:p>3885</text:p>
          </table:table-cell>
          <table:table-cell office:value-type="float" office:value="7168">
            <text:p>7168</text:p>
          </table:table-cell>
          <table:table-cell office:value-type="float" office:value="141.25">
            <text:p>141.25</text:p>
          </table:table-cell>
          <table:table-cell office:value-type="float" office:value="269.75">
            <text:p>269.75</text:p>
          </table:table-cell>
          <table:table-cell office:value-type="float" office:value="348.375">
            <text:p>348.375</text:p>
          </table:table-cell>
          <table:table-cell office:value-type="float" office:value="0.0701340615690169">
            <text:p>0.0701340616</text:p>
          </table:table-cell>
          <table:table-cell office:value-type="float" office:value="0.0694337194337194">
            <text:p>0.0694337194</text:p>
          </table:table-cell>
          <table:table-cell office:value-type="float" office:value="0.0486014229910714">
            <text:p>0.048601423</text:p>
          </table:table-cell>
          <table:table-cell office:value-type="float" office:value="1.25511003721221">
            <text:p>1.2551100372</text:p>
          </table:table-cell>
          <table:table-cell office:value-type="float" office:value="1.25246725915104">
            <text:p>1.2524672592</text:p>
          </table:table-cell>
          <table:table-cell office:value-type="float" office:value="1.17473469316959">
            <text:p>1.1747346932</text:p>
          </table:table-cell>
          <table:table-cell office:value-type="float" office:value="10.2258332031733">
            <text:p>10.2258332032</text:p>
          </table:table-cell>
          <table:table-cell office:value-type="float" office:value="10.3255574972265">
            <text:p>10.3255574972</text:p>
          </table:table-cell>
          <table:table-cell office:value-type="float" office:value="14.6057025353888">
            <text:p>14.6057025354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34">
            <text:p>34</text:p>
          </table:table-cell>
          <table:table-cell office:value-type="float" office:value="2212">
            <text:p>2212</text:p>
          </table:table-cell>
          <table:table-cell office:value-type="float" office:value="4017">
            <text:p>4017</text:p>
          </table:table-cell>
          <table:table-cell office:value-type="float" office:value="8475">
            <text:p>8475</text:p>
          </table:table-cell>
          <table:table-cell office:value-type="float" office:value="143.75">
            <text:p>143.75</text:p>
          </table:table-cell>
          <table:table-cell office:value-type="float" office:value="232.875">
            <text:p>232.875</text:p>
          </table:table-cell>
          <table:table-cell office:value-type="float" office:value="329.375">
            <text:p>329.375</text:p>
          </table:table-cell>
          <table:table-cell office:value-type="float" office:value="0.0649864376130199">
            <text:p>0.0649864376</text:p>
          </table:table-cell>
          <table:table-cell office:value-type="float" office:value="0.0579723674383869">
            <text:p>0.0579723674</text:p>
          </table:table-cell>
          <table:table-cell office:value-type="float" office:value="0.0388643067846608">
            <text:p>0.0388643068</text:p>
          </table:table-cell>
          <table:table-cell office:value-type="float" office:value="1.23573007630989">
            <text:p>1.2357300763</text:p>
          </table:table-cell>
          <table:table-cell office:value-type="float" office:value="1.20949044499172">
            <text:p>1.209490445</text:p>
          </table:table-cell>
          <table:table-cell office:value-type="float" office:value="1.13898552505634">
            <text:p>1.1389855251</text:p>
          </table:table-cell>
          <table:table-cell office:value-type="float" office:value="11.0089652662104">
            <text:p>11.0089652662</text:p>
          </table:table-cell>
          <table:table-cell office:value-type="float" office:value="12.2998284353379">
            <text:p>12.2998284353</text:p>
          </table:table-cell>
          <table:table-cell office:value-type="float" office:value="18.1794296620514">
            <text:p>18.179429662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345">
            <text:p>2345</text:p>
          </table:table-cell>
          <table:table-cell office:value-type="float" office:value="4176">
            <text:p>4176</text:p>
          </table:table-cell>
          <table:table-cell office:value-type="float" office:value="8323">
            <text:p>8323</text:p>
          </table:table-cell>
          <table:table-cell office:value-type="float" office:value="198.875">
            <text:p>198.875</text:p>
          </table:table-cell>
          <table:table-cell office:value-type="float" office:value="226">
            <text:p>226</text:p>
          </table:table-cell>
          <table:table-cell office:value-type="float" office:value="282.375">
            <text:p>282.375</text:p>
          </table:table-cell>
          <table:table-cell office:value-type="float" office:value="0.0848081023454158">
            <text:p>0.0848081023</text:p>
          </table:table-cell>
          <table:table-cell office:value-type="float" office:value="0.0541187739463602">
            <text:p>0.0541187739</text:p>
          </table:table-cell>
          <table:table-cell office:value-type="float" office:value="0.0339270695662622">
            <text:p>0.0339270696</text:p>
          </table:table-cell>
          <table:table-cell office:value-type="float" office:value="1.31092549008688">
            <text:p>1.3109254901</text:p>
          </table:table-cell>
          <table:table-cell office:value-type="float" office:value="1.19515623853144">
            <text:p>1.1951562385</text:p>
          </table:table-cell>
          <table:table-cell office:value-type="float" office:value="1.12100079373865">
            <text:p>1.1210007937</text:p>
          </table:table-cell>
          <table:table-cell office:value-type="float" office:value="8.51499659912039">
            <text:p>8.5149965991</text:p>
          </table:table-cell>
          <table:table-cell office:value-type="float" office:value="13.151417089127">
            <text:p>13.1514170891</text:p>
          </table:table-cell>
          <table:table-cell office:value-type="float" office:value="20.7751519079399">
            <text:p>20.775151907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2240">
            <text:p>2240</text:p>
          </table:table-cell>
          <table:table-cell office:value-type="float" office:value="4621">
            <text:p>4621</text:p>
          </table:table-cell>
          <table:table-cell office:value-type="float" office:value="9079">
            <text:p>9079</text:p>
          </table:table-cell>
          <table:table-cell office:value-type="float" office:value="178.125">
            <text:p>178.125</text:p>
          </table:table-cell>
          <table:table-cell office:value-type="float" office:value="171.25">
            <text:p>171.25</text:p>
          </table:table-cell>
          <table:table-cell office:value-type="float" office:value="325.625">
            <text:p>325.625</text:p>
          </table:table-cell>
          <table:table-cell office:value-type="float" office:value="0.0795200892857143">
            <text:p>0.0795200893</text:p>
          </table:table-cell>
          <table:table-cell office:value-type="float" office:value="0.0370590781216187">
            <text:p>0.0370590781</text:p>
          </table:table-cell>
          <table:table-cell office:value-type="float" office:value="0.0358657341116863">
            <text:p>0.0358657341</text:p>
          </table:table-cell>
          <table:table-cell office:value-type="float" office:value="1.29071426391602">
            <text:p>1.2907142639</text:p>
          </table:table-cell>
          <table:table-cell office:value-type="float" office:value="1.13239858895726">
            <text:p>1.132398589</text:p>
          </table:table-cell>
          <table:table-cell office:value-type="float" office:value="1.12805131712231">
            <text:p>1.1280513171</text:p>
          </table:table-cell>
          <table:table-cell office:value-type="float" office:value="9.05878405795338">
            <text:p>9.058784058</text:p>
          </table:table-cell>
          <table:table-cell office:value-type="float" office:value="19.0483147759854">
            <text:p>19.048314776</text:p>
          </table:table-cell>
          <table:table-cell office:value-type="float" office:value="19.6707056100715">
            <text:p>19.670705610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 office:value-type="float" office:value="61">
            <text:p>61</text:p>
          </table:table-cell>
          <table:table-cell office:value-type="float" office:value="2470">
            <text:p>2470</text:p>
          </table:table-cell>
          <table:table-cell office:value-type="float" office:value="4900">
            <text:p>4900</text:p>
          </table:table-cell>
          <table:table-cell office:value-type="float" office:value="9029">
            <text:p>9029</text:p>
          </table:table-cell>
          <table:table-cell office:value-type="float" office:value="179.5">
            <text:p>179.5</text:p>
          </table:table-cell>
          <table:table-cell office:value-type="float" office:value="140.25">
            <text:p>140.25</text:p>
          </table:table-cell>
          <table:table-cell office:value-type="float" office:value="401">
            <text:p>401</text:p>
          </table:table-cell>
          <table:table-cell office:value-type="float" office:value="0.0726720647773279">
            <text:p>0.0726720648</text:p>
          </table:table-cell>
          <table:table-cell office:value-type="float" office:value="0.0286224489795918">
            <text:p>0.028622449</text:p>
          </table:table-cell>
          <table:table-cell office:value-type="float" office:value="0.0444124487761657">
            <text:p>0.0444124488</text:p>
          </table:table-cell>
          <table:table-cell office:value-type="float" office:value="1.26470343555869">
            <text:p>1.2647034356</text:p>
          </table:table-cell>
          <table:table-cell office:value-type="float" office:value="1.10178429081633">
            <text:p>1.1017842908</text:p>
          </table:table-cell>
          <table:table-cell office:value-type="float" office:value="1.15930960330492">
            <text:p>1.1593096033</text:p>
          </table:table-cell>
          <table:table-cell office:value-type="float" office:value="9.88053586647178">
            <text:p>9.8805358665</text:p>
          </table:table-cell>
          <table:table-cell office:value-type="float" office:value="24.5618503762259">
            <text:p>24.5618503762</text:p>
          </table:table-cell>
          <table:table-cell office:value-type="float" office:value="15.9511107556353">
            <text:p>15.9511107556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 office:value-type="float" office:value="97">
            <text:p>97</text:p>
          </table:table-cell>
          <table:table-cell office:value-type="float" office:value="2626">
            <text:p>2626</text:p>
          </table:table-cell>
          <table:table-cell office:value-type="float" office:value="5088">
            <text:p>5088</text:p>
          </table:table-cell>
          <table:table-cell office:value-type="float" office:value="8258">
            <text:p>8258</text:p>
          </table:table-cell>
          <table:table-cell office:value-type="float" office:value="251.75">
            <text:p>251.75</text:p>
          </table:table-cell>
          <table:table-cell office:value-type="float" office:value="435.25">
            <text:p>435.25</text:p>
          </table:table-cell>
          <table:table-cell office:value-type="float" office:value="400.25">
            <text:p>400.25</text:p>
          </table:table-cell>
          <table:table-cell office:value-type="float" office:value="0.0958682406702209">
            <text:p>0.0958682407</text:p>
          </table:table-cell>
          <table:table-cell office:value-type="float" office:value="0.0855444182389937">
            <text:p>0.0855444182</text:p>
          </table:table-cell>
          <table:table-cell office:value-type="float" office:value="0.0484681520949382">
            <text:p>0.0484681521</text:p>
          </table:table-cell>
          <table:table-cell office:value-type="float" office:value="1.35355265270141">
            <text:p>1.3535526527</text:p>
          </table:table-cell>
          <table:table-cell office:value-type="float" office:value="1.3137484449205">
            <text:p>1.3137484449</text:p>
          </table:table-cell>
          <table:table-cell office:value-type="float" office:value="1.17424288939658">
            <text:p>1.1742428894</text:p>
          </table:table-cell>
          <table:table-cell office:value-type="float" office:value="7.57149290765168">
            <text:p>7.5714929077</text:p>
          </table:table-cell>
          <table:table-cell office:value-type="float" office:value="8.44460798434054">
            <text:p>8.4446079843</text:p>
          </table:table-cell>
          <table:table-cell office:value-type="float" office:value="14.6449251573185">
            <text:p>14.644925157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74">
            <text:p>74</text:p>
          </table:table-cell>
          <table:table-cell office:value-type="float" office:value="3040">
            <text:p>3040</text:p>
          </table:table-cell>
          <table:table-cell office:value-type="float" office:value="5492">
            <text:p>5492</text:p>
          </table:table-cell>
          <table:table-cell office:value-type="float" office:value="10010">
            <text:p>10010</text:p>
          </table:table-cell>
          <table:table-cell office:value-type="float" office:value="342.625">
            <text:p>342.625</text:p>
          </table:table-cell>
          <table:table-cell office:value-type="float" office:value="251.375">
            <text:p>251.375</text:p>
          </table:table-cell>
          <table:table-cell office:value-type="float" office:value="428.125">
            <text:p>428.125</text:p>
          </table:table-cell>
          <table:table-cell office:value-type="float" office:value="0.112705592105263">
            <text:p>0.1127055921</text:p>
          </table:table-cell>
          <table:table-cell office:value-type="float" office:value="0.0457711216314639">
            <text:p>0.0457711216</text:p>
          </table:table-cell>
          <table:table-cell office:value-type="float" office:value="0.0427697302697303">
            <text:p>0.0427697303</text:p>
          </table:table-cell>
          <table:table-cell office:value-type="float" office:value="1.41936657133235">
            <text:p>1.4193665713</text:p>
          </table:table-cell>
          <table:table-cell office:value-type="float" office:value="1.16430511703791">
            <text:p>1.164305117</text:p>
          </table:table-cell>
          <table:table-cell office:value-type="float" office:value="1.15327938560565">
            <text:p>1.1532793856</text:p>
          </table:table-cell>
          <table:table-cell office:value-type="float" office:value="6.49047517943019">
            <text:p>6.4904751794</text:p>
          </table:table-cell>
          <table:table-cell office:value-type="float" office:value="15.487755100159">
            <text:p>15.4877551002</text:p>
          </table:table-cell>
          <table:table-cell office:value-type="float" office:value="16.5506439627335">
            <text:p>16.5506439627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2" office:value-type="float" office:value="73">
            <text:p>73</text:p>
          </table:table-cell>
          <table:table-cell office:value-type="float" office:value="2775">
            <text:p>2775</text:p>
          </table:table-cell>
          <table:table-cell office:value-type="float" office:value="5472">
            <text:p>5472</text:p>
          </table:table-cell>
          <table:table-cell office:value-type="float" office:value="9847">
            <text:p>9847</text:p>
          </table:table-cell>
          <table:table-cell office:value-type="float" office:value="235.875">
            <text:p>235.875</text:p>
          </table:table-cell>
          <table:table-cell office:value-type="float" office:value="362">
            <text:p>362</text:p>
          </table:table-cell>
          <table:table-cell office:value-type="float" office:value="415.5">
            <text:p>415.5</text:p>
          </table:table-cell>
          <table:table-cell office:value-type="float" office:value="0.085">
            <text:p>0.085</text:p>
          </table:table-cell>
          <table:table-cell office:value-type="float" office:value="0.0661549707602339">
            <text:p>0.0661549708</text:p>
          </table:table-cell>
          <table:table-cell office:value-type="float" office:value="0.0421955925662638">
            <text:p>0.0421955926</text:p>
          </table:table-cell>
          <table:table-cell office:value-type="float" office:value="1.311661">
            <text:p>1.311661</text:p>
          </table:table-cell>
          <table:table-cell office:value-type="float" office:value="1.24012029876714">
            <text:p>1.2401202988</text:p>
          </table:table-cell>
          <table:table-cell office:value-type="float" office:value="1.15117429132468">
            <text:p>1.1511742913</text:p>
          </table:table-cell>
          <table:table-cell office:value-type="float" office:value="8.49653458052555">
            <text:p>8.4965345805</text:p>
          </table:table-cell>
          <table:table-cell office:value-type="float" office:value="10.8205017677359">
            <text:p>10.8205017677</text:p>
          </table:table-cell>
          <table:table-cell office:value-type="float" office:value="16.7711906657173">
            <text:p>16.7711906657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">
            <text:p>62</text:p>
          </table:table-cell>
          <table:table-cell office:value-type="float" office:value="104">
            <text:p>104</text:p>
          </table:table-cell>
          <table:table-cell office:value-type="float" office:value="3126">
            <text:p>3126</text:p>
          </table:table-cell>
          <table:table-cell office:value-type="float" office:value="5812">
            <text:p>5812</text:p>
          </table:table-cell>
          <table:table-cell office:value-type="float" office:value="9699">
            <text:p>9699</text:p>
          </table:table-cell>
          <table:table-cell office:value-type="float" office:value="170">
            <text:p>170</text:p>
          </table:table-cell>
          <table:table-cell office:value-type="float" office:value="301.125">
            <text:p>301.125</text:p>
          </table:table-cell>
          <table:table-cell office:value-type="float" office:value="538.25">
            <text:p>538.25</text:p>
          </table:table-cell>
          <table:table-cell office:value-type="float" office:value="0.054382597568778">
            <text:p>0.0543825976</text:p>
          </table:table-cell>
          <table:table-cell office:value-type="float" office:value="0.0518109084652443">
            <text:p>0.0518109085</text:p>
          </table:table-cell>
          <table:table-cell office:value-type="float" office:value="0.0554954118981338">
            <text:p>0.0554954119</text:p>
          </table:table-cell>
          <table:table-cell office:value-type="float" office:value="1.19613572665065">
            <text:p>1.1961357267</text:p>
          </table:table-cell>
          <table:table-cell office:value-type="float" office:value="1.1865995452909">
            <text:p>1.1865995453</text:p>
          </table:table-cell>
          <table:table-cell office:value-type="float" office:value="1.20027023349729">
            <text:p>1.2002702335</text:p>
          </table:table-cell>
          <table:table-cell office:value-type="float" office:value="13.0892683601258">
            <text:p>13.0892683601</text:p>
          </table:table-cell>
          <table:table-cell office:value-type="float" office:value="13.722058317814">
            <text:p>13.7220583178</text:p>
          </table:table-cell>
          <table:table-cell office:value-type="float" office:value="12.8336249202547">
            <text:p>12.833624920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621">
            <text:p>3621</text:p>
          </table:table-cell>
          <table:table-cell office:value-type="float" office:value="6340">
            <text:p>6340</text:p>
          </table:table-cell>
          <table:table-cell office:value-type="float" office:value="10975">
            <text:p>10975</text:p>
          </table:table-cell>
          <table:table-cell office:value-type="float" office:value="217.375">
            <text:p>217.375</text:p>
          </table:table-cell>
          <table:table-cell office:value-type="float" office:value="449.5">
            <text:p>449.5</text:p>
          </table:table-cell>
          <table:table-cell office:value-type="float" office:value="752">
            <text:p>752</text:p>
          </table:table-cell>
          <table:table-cell office:value-type="float" office:value="0.0600317591825463">
            <text:p>0.0600317592</text:p>
          </table:table-cell>
          <table:table-cell office:value-type="float" office:value="0.0708990536277603">
            <text:p>0.0708990536</text:p>
          </table:table-cell>
          <table:table-cell office:value-type="float" office:value="0.0685193621867882">
            <text:p>0.0685193622</text:p>
          </table:table-cell>
          <table:table-cell office:value-type="float" office:value="1.21717462887559">
            <text:p>1.2171746289</text:p>
          </table:table-cell>
          <table:table-cell office:value-type="float" office:value="1.25799897227557">
            <text:p>1.2579989723</text:p>
          </table:table-cell>
          <table:table-cell office:value-type="float" office:value="1.24901977752295">
            <text:p>1.2490197775</text:p>
          </table:table-cell>
          <table:table-cell office:value-type="float" office:value="11.8895476095981">
            <text:p>11.8895476096</text:p>
          </table:table-cell>
          <table:table-cell office:value-type="float" office:value="10.1191536980655">
            <text:p>10.1191536981</text:p>
          </table:table-cell>
          <table:table-cell office:value-type="float" office:value="10.4588232743858">
            <text:p>10.458823274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3735">
            <text:p>3735</text:p>
          </table:table-cell>
          <table:table-cell office:value-type="float" office:value="6755">
            <text:p>6755</text:p>
          </table:table-cell>
          <table:table-cell office:value-type="float" office:value="12637">
            <text:p>12637</text:p>
          </table:table-cell>
          <table:table-cell office:value-type="float" office:value="230.625">
            <text:p>230.625</text:p>
          </table:table-cell>
          <table:table-cell office:value-type="float" office:value="268.875">
            <text:p>268.875</text:p>
          </table:table-cell>
          <table:table-cell office:value-type="float" office:value="489.5">
            <text:p>489.5</text:p>
          </table:table-cell>
          <table:table-cell office:value-type="float" office:value="0.0617469879518072">
            <text:p>0.061746988</text:p>
          </table:table-cell>
          <table:table-cell office:value-type="float" office:value="0.0398038490007402">
            <text:p>0.039803849</text:p>
          </table:table-cell>
          <table:table-cell office:value-type="float" office:value="0.0387354593653557">
            <text:p>0.0387354594</text:p>
          </table:table-cell>
          <table:table-cell office:value-type="float" office:value="1.22358733125272">
            <text:p>1.2235873313</text:p>
          </table:table-cell>
          <table:table-cell office:value-type="float" office:value="1.14241879043733">
            <text:p>1.1424187904</text:p>
          </table:table-cell>
          <table:table-cell office:value-type="float" office:value="1.13851496197075">
            <text:p>1.138514962</text:p>
          </table:table-cell>
          <table:table-cell office:value-type="float" office:value="11.5687160527945">
            <text:p>11.5687160528</text:p>
          </table:table-cell>
          <table:table-cell office:value-type="float" office:value="17.7583932811389">
            <text:p>17.7583932811</text:p>
          </table:table-cell>
          <table:table-cell office:value-type="float" office:value="18.2387623454652">
            <text:p>18.238762345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  <table:table-cell office:value-type="float" office:value="78">
            <text:p>78</text:p>
          </table:table-cell>
          <table:table-cell office:value-type="float" office:value="3976">
            <text:p>3976</text:p>
          </table:table-cell>
          <table:table-cell office:value-type="float" office:value="6660">
            <text:p>6660</text:p>
          </table:table-cell>
          <table:table-cell office:value-type="float" office:value="11621">
            <text:p>11621</text:p>
          </table:table-cell>
          <table:table-cell office:value-type="float" office:value="157.25">
            <text:p>157.25</text:p>
          </table:table-cell>
          <table:table-cell office:value-type="float" office:value="186.5">
            <text:p>186.5</text:p>
          </table:table-cell>
          <table:table-cell office:value-type="float" office:value="182.125">
            <text:p>182.125</text:p>
          </table:table-cell>
          <table:table-cell office:value-type="float" office:value="0.0395497987927565">
            <text:p>0.0395497988</text:p>
          </table:table-cell>
          <table:table-cell office:value-type="float" office:value="0.028003003003003">
            <text:p>0.028003003</text:p>
          </table:table-cell>
          <table:table-cell office:value-type="float" office:value="0.0156720592031667">
            <text:p>0.0156720592</text:p>
          </table:table-cell>
          <table:table-cell office:value-type="float" office:value="1.14149010148036">
            <text:p>1.1414901015</text:p>
          </table:table-cell>
          <table:table-cell office:value-type="float" office:value="1.0995474801378">
            <text:p>1.0995474801</text:p>
          </table:table-cell>
          <table:table-cell office:value-type="float" office:value="1.05533360955283">
            <text:p>1.0553336096</text:p>
          </table:table-cell>
          <table:table-cell office:value-type="float" office:value="17.8702676141218">
            <text:p>17.8702676141</text:p>
          </table:table-cell>
          <table:table-cell office:value-type="float" office:value="25.0975800566063">
            <text:p>25.09758005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4043">
            <text:p>4043</text:p>
          </table:table-cell>
          <table:table-cell office:value-type="float" office:value="7178">
            <text:p>7178</text:p>
          </table:table-cell>
          <table:table-cell office:value-type="float" office:value="12863">
            <text:p>12863</text:p>
          </table:table-cell>
          <table:table-cell office:value-type="float" office:value="238.25">
            <text:p>238.25</text:p>
          </table:table-cell>
          <table:table-cell office:value-type="float" office:value="158.875">
            <text:p>158.875</text:p>
          </table:table-cell>
          <table:table-cell office:value-type="float" office:value="529">
            <text:p>529</text:p>
          </table:table-cell>
          <table:table-cell office:value-type="float" office:value="0.0589290131090774">
            <text:p>0.0589290131</text:p>
          </table:table-cell>
          <table:table-cell office:value-type="float" office:value="0.0221336026748398">
            <text:p>0.0221336027</text:p>
          </table:table-cell>
          <table:table-cell office:value-type="float" office:value="0.0411257093990515">
            <text:p>0.0411257094</text:p>
          </table:table-cell>
          <table:table-cell office:value-type="float" office:value="1.21305789791035">
            <text:p>1.2130578979</text:p>
          </table:table-cell>
          <table:table-cell office:value-type="float" office:value="1.07842780624198">
            <text:p>1.0784278062</text:p>
          </table:table-cell>
          <table:table-cell office:value-type="float" office:value="1.14725497788489">
            <text:p>1.1472549779</text:p>
          </table:table-cell>
          <table:table-cell office:value-type="float" office:value="12.1056758654174">
            <text:p>12.1056758654</text:p>
          </table:table-cell>
          <table:table-cell office:value-type="float" office:value="31.6618186527159">
            <text:p>31.6618186527</text:p>
          </table:table-cell>
          <table:table-cell office:value-type="float" office:value="17.1985976410308">
            <text:p>17.19859764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5">
            <text:p>75</text:p>
          </table:table-cell>
          <table:table-cell office:value-type="float" office:value="97">
            <text:p>97</text:p>
          </table:table-cell>
          <table:table-cell office:value-type="float" office:value="4479">
            <text:p>4479</text:p>
          </table:table-cell>
          <table:table-cell office:value-type="float" office:value="8165">
            <text:p>8165</text:p>
          </table:table-cell>
          <table:table-cell office:value-type="float" office:value="15945">
            <text:p>15945</text:p>
          </table:table-cell>
          <table:table-cell office:value-type="float" office:value="202">
            <text:p>202</text:p>
          </table:table-cell>
          <table:table-cell office:value-type="float" office:value="571.5">
            <text:p>571.5</text:p>
          </table:table-cell>
          <table:table-cell office:value-type="float" office:value="618">
            <text:p>618</text:p>
          </table:table-cell>
          <table:table-cell office:value-type="float" office:value="0.0450993525340478">
            <text:p>0.0450993525</text:p>
          </table:table-cell>
          <table:table-cell office:value-type="float" office:value="0.069993876301286">
            <text:p>0.0699938763</text:p>
          </table:table-cell>
          <table:table-cell office:value-type="float" office:value="0.038758231420508">
            <text:p>0.0387582314</text:p>
          </table:table-cell>
          <table:table-cell office:value-type="float" office:value="1.16183427900319">
            <text:p>1.161834279</text:p>
          </table:table-cell>
          <table:table-cell office:value-type="float" office:value="1.25458088678507">
            <text:p>1.2545808868</text:p>
          </table:table-cell>
          <table:table-cell office:value-type="float" office:value="1.13859812295736">
            <text:p>1.138598123</text:p>
          </table:table-cell>
          <table:table-cell office:value-type="float" office:value="15.7133633977957">
            <text:p>15.7133633978</text:p>
          </table:table-cell>
          <table:table-cell office:value-type="float" office:value="10.2456350072472">
            <text:p>10.2456350072</text:p>
          </table:table-cell>
          <table:table-cell office:value-type="float" office:value="18.2282473926863">
            <text:p>18.2282473927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office:value-type="float" office:value="133">
            <text:p>133</text:p>
          </table:table-cell>
          <table:table-cell office:value-type="float" office:value="4744">
            <text:p>4744</text:p>
          </table:table-cell>
          <table:table-cell office:value-type="float" office:value="7815">
            <text:p>7815</text:p>
          </table:table-cell>
          <table:table-cell office:value-type="float" office:value="12372">
            <text:p>12372</text:p>
          </table:table-cell>
          <table:table-cell office:value-type="float" office:value="177.25">
            <text:p>177.25</text:p>
          </table:table-cell>
          <table:table-cell office:value-type="float" office:value="453.25">
            <text:p>453.25</text:p>
          </table:table-cell>
          <table:table-cell office:value-type="float" office:value="742.125">
            <text:p>742.125</text:p>
          </table:table-cell>
          <table:table-cell office:value-type="float" office:value="0.0373629848229342">
            <text:p>0.0373629848</text:p>
          </table:table-cell>
          <table:table-cell office:value-type="float" office:value="0.0579974408189379">
            <text:p>0.0579974408</text:p>
          </table:table-cell>
          <table:table-cell office:value-type="float" office:value="0.0599842386032978">
            <text:p>0.0599842386</text:p>
          </table:table-cell>
          <table:table-cell office:value-type="float" office:value="1.13350659244463">
            <text:p>1.1335065924</text:p>
          </table:table-cell>
          <table:table-cell office:value-type="float" office:value="1.20958390102371">
            <text:p>1.209583901</text:p>
          </table:table-cell>
          <table:table-cell office:value-type="float" office:value="1.21699712851794">
            <text:p>1.2169971285</text:p>
          </table:table-cell>
          <table:table-cell office:value-type="float" office:value="18.8961627041325">
            <text:p>18.8961627041</text:p>
          </table:table-cell>
          <table:table-cell office:value-type="float" office:value="12.2946580433739">
            <text:p>12.2946580434</text:p>
          </table:table-cell>
          <table:table-cell office:value-type="float" office:value="11.8986974153278">
            <text:p>11.8986974153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89">
            <text:p>89</text:p>
          </table:table-cell>
          <table:table-cell office:value-type="float" office:value="4676">
            <text:p>4676</text:p>
          </table:table-cell>
          <table:table-cell office:value-type="float" office:value="7895">
            <text:p>7895</text:p>
          </table:table-cell>
          <table:table-cell office:value-type="float" office:value="11691">
            <text:p>11691</text:p>
          </table:table-cell>
          <table:table-cell office:value-type="float" office:value="181.875">
            <text:p>181.875</text:p>
          </table:table-cell>
          <table:table-cell office:value-type="float" office:value="259.875">
            <text:p>259.875</text:p>
          </table:table-cell>
          <table:table-cell office:value-type="float" office:value="-225.625">
            <text:p>-225.625</text:p>
          </table:table-cell>
          <table:table-cell office:value-type="float" office:value="0.0388954234388366">
            <text:p>0.0388954234</text:p>
          </table:table-cell>
          <table:table-cell office:value-type="float" office:value="0.0329164027865738">
            <text:p>0.0329164028</text:p>
          </table:table-cell>
          <table:table-cell office:value-type="float" office:value="-0.01929903344453">
            <text:p>-0.0192990334</text:p>
          </table:table-cell>
          <table:table-cell office:value-type="float" office:value="1.13909917580632">
            <text:p>1.1390991758</text:p>
          </table:table-cell>
          <table:table-cell office:value-type="float" office:value="1.11733104931493">
            <text:p>1.1173310493</text:p>
          </table:table-cell>
          <table:table-cell office:value-type="float" office:value="0.933183390220256">
            <text:p>0.9331833902</text:p>
          </table:table-cell>
          <table:table-cell office:value-type="float" office:value="18.1651597407333">
            <text:p>18.1651597407</text:p>
          </table:table-cell>
          <table:table-cell office:value-type="float" office:value="21.4025075965626">
            <text:p>21.40250759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44">
            <text:p>44</text:p>
          </table:table-cell>
          <table:table-cell office:value-type="float" office:value="4752">
            <text:p>4752</text:p>
          </table:table-cell>
          <table:table-cell office:value-type="float" office:value="8064">
            <text:p>8064</text:p>
          </table:table-cell>
          <table:table-cell office:value-type="float" office:value="14378">
            <text:p>14378</text:p>
          </table:table-cell>
          <table:table-cell office:value-type="float" office:value="-90.25">
            <text:p>-90.25</text:p>
          </table:table-cell>
          <table:table-cell office:value-type="float" office:value="268.25">
            <text:p>268.25</text:p>
          </table:table-cell>
          <table:table-cell office:value-type="float" office:value="671.375">
            <text:p>671.375</text:p>
          </table:table-cell>
          <table:table-cell office:value-type="float" office:value="-0.0189920033670034">
            <text:p>-0.0189920034</text:p>
          </table:table-cell>
          <table:table-cell office:value-type="float" office:value="0.033265128968254">
            <text:p>0.033265129</text:p>
          </table:table-cell>
          <table:table-cell office:value-type="float" office:value="0.0466946028654889">
            <text:p>0.0466946029</text:p>
          </table:table-cell>
          <table:table-cell office:value-type="float" office:value="0.934234952751597">
            <text:p>0.9342349528</text:p>
          </table:table-cell>
          <table:table-cell office:value-type="float" office:value="1.11859682624723">
            <text:p>1.1185968262</text:p>
          </table:table-cell>
          <table:table-cell office:value-type="float" office:value="1.16770466646527">
            <text:p>1.1677046665</text:p>
          </table:table-cell>
          <table:table-cell office:value-type="float" office:value="0">
            <text:p>0</text:p>
          </table:table-cell>
          <table:table-cell office:value-type="float" office:value="21.1817341735539">
            <text:p>21.1817341736</text:p>
          </table:table-cell>
          <table:table-cell office:value-type="float" office:value="15.1882051768395">
            <text:p>15.188205176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4356">
            <text:p>4356</text:p>
          </table:table-cell>
          <table:table-cell office:value-type="float" office:value="8151">
            <text:p>8151</text:p>
          </table:table-cell>
          <table:table-cell office:value-type="float" office:value="16380">
            <text:p>16380</text:p>
          </table:table-cell>
          <table:table-cell office:value-type="float" office:value="-88.125">
            <text:p>-88.125</text:p>
          </table:table-cell>
          <table:table-cell office:value-type="float" office:value="-334.25">
            <text:p>-334.25</text:p>
          </table:table-cell>
          <table:table-cell office:value-type="float" office:value="-122.875">
            <text:p>-122.875</text:p>
          </table:table-cell>
          <table:table-cell office:value-type="float" office:value="-0.0202307162534435">
            <text:p>-0.0202307163</text:p>
          </table:table-cell>
          <table:table-cell office:value-type="float" office:value="-0.0410072383756594">
            <text:p>-0.0410072384</text:p>
          </table:table-cell>
          <table:table-cell office:value-type="float" office:value="-0.00750152625152625">
            <text:p>-0.0075015263</text:p>
          </table:table-cell>
          <table:table-cell office:value-type="float" office:value="0.929994685597997">
            <text:p>0.9299946856</text:p>
          </table:table-cell>
          <table:table-cell office:value-type="float" office:value="0.85977058913962">
            <text:p>0.8597705891</text:p>
          </table:table-cell>
          <table:table-cell office:value-type="float" office:value="0.973854952996019">
            <text:p>0.973854953</text:p>
          </table:table-cell>
          <table:table-cell office:value-type="float" office:value="-33.9143635204911">
            <text:p>-33.9143635205</text:p>
          </table:table-cell>
          <table:table-cell office:value-type="float" office:value="-16.5540525066459">
            <text:p>-16.55405250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4205">
            <text:p>4205</text:p>
          </table:table-cell>
          <table:table-cell office:value-type="float" office:value="8326">
            <text:p>8326</text:p>
          </table:table-cell>
          <table:table-cell office:value-type="float" office:value="19110">
            <text:p>19110</text:p>
          </table:table-cell>
          <table:table-cell office:value-type="float" office:value="-346.75">
            <text:p>-346.75</text:p>
          </table:table-cell>
          <table:table-cell office:value-type="float" office:value="-292.375">
            <text:p>-292.375</text:p>
          </table:table-cell>
          <table:table-cell office:value-type="float" office:value="234.125">
            <text:p>234.125</text:p>
          </table:table-cell>
          <table:table-cell office:value-type="float" office:value="-0.082461355529132">
            <text:p>-0.0824613555</text:p>
          </table:table-cell>
          <table:table-cell office:value-type="float" office:value="-0.0351159019937545">
            <text:p>-0.035115902</text:p>
          </table:table-cell>
          <table:table-cell office:value-type="float" office:value="0.0122514390371533">
            <text:p>0.012251439</text:p>
          </table:table-cell>
          <table:table-cell office:value-type="float" office:value="0.724713010953214">
            <text:p>0.724713011</text:p>
          </table:table-cell>
          <table:table-cell office:value-type="float" office:value="0.879511271104616">
            <text:p>0.8795112711</text:p>
          </table:table-cell>
          <table:table-cell office:value-type="float" office:value="1.04317422823666">
            <text:p>1.0431742282</text:p>
          </table:table-cell>
          <table:table-cell office:value-type="float" office:value="-8.05417736572498">
            <text:p>-8.0541773657</text:p>
          </table:table-cell>
          <table:table-cell office:value-type="float" office:value="-19.3902018840153">
            <text:p>-19.3902018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4379">
            <text:p>4379</text:p>
          </table:table-cell>
          <table:table-cell office:value-type="float" office:value="8039">
            <text:p>8039</text:p>
          </table:table-cell>
          <table:table-cell office:value-type="float" office:value="18564">
            <text:p>18564</text:p>
          </table:table-cell>
          <table:table-cell office:value-type="float" office:value="-218.125">
            <text:p>-218.125</text:p>
          </table:table-cell>
          <table:table-cell office:value-type="float" office:value="-17.25">
            <text:p>-17.25</text:p>
          </table:table-cell>
          <table:table-cell office:value-type="float" office:value="84.5">
            <text:p>84.5</text:p>
          </table:table-cell>
          <table:table-cell office:value-type="float" office:value="-0.0498116008221055">
            <text:p>-0.0498116008</text:p>
          </table:table-cell>
          <table:table-cell office:value-type="float" office:value="-0.00214578927727329">
            <text:p>-0.0021457893</text:p>
          </table:table-cell>
          <table:table-cell office:value-type="float" office:value="0.00455182072829132">
            <text:p>0.0045518207</text:p>
          </table:table-cell>
          <table:table-cell office:value-type="float" office:value="0.830522540452494">
            <text:p>0.8305225405</text:p>
          </table:table-cell>
          <table:table-cell office:value-type="float" office:value="0.992498762176323">
            <text:p>0.9924987622</text:p>
          </table:table-cell>
          <table:table-cell office:value-type="float" office:value="1.01597198193003">
            <text:p>1.0159719819</text:p>
          </table:table-cell>
          <table:table-cell office:value-type="float" office:value="-13.5658516963811">
            <text:p>-13.56585169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8064">
            <text:p>8064</text:p>
          </table:table-cell>
          <table:table-cell office:value-type="float" office:value="16226">
            <text:p>16226</text:p>
          </table:table-cell>
          <table:table-cell office:value-type="float" office:value="-108.75">
            <text:p>-108.75</text:p>
          </table:table-cell>
          <table:table-cell office:value-type="float" office:value="77.5">
            <text:p>77.5</text:p>
          </table:table-cell>
          <table:table-cell office:value-type="float" office:value="297.375">
            <text:p>297.375</text:p>
          </table:table-cell>
          <table:table-cell office:value-type="float" office:value="-0.0284090909090909">
            <text:p>-0.0284090909</text:p>
          </table:table-cell>
          <table:table-cell office:value-type="float" office:value="0.00961061507936508">
            <text:p>0.0096106151</text:p>
          </table:table-cell>
          <table:table-cell office:value-type="float" office:value="0.0183270676691729">
            <text:p>0.0183270677</text:p>
          </table:table-cell>
          <table:table-cell office:value-type="float" office:value="0.902150051652893">
            <text:p>0.9021500517</text:p>
          </table:table-cell>
          <table:table-cell office:value-type="float" office:value="1.0338181860653">
            <text:p>1.0338181861</text:p>
          </table:table-cell>
          <table:table-cell office:value-type="float" office:value="1.06480306440443">
            <text:p>1.0648030644</text:p>
          </table:table-cell>
          <table:table-cell office:value-type="float" office:value="-24.0505424546661">
            <text:p>-24.05054245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office:value-type="float" office:value="136">
            <text:p>136</text:p>
          </table:table-cell>
          <table:table-cell office:value-type="float" office:value="3509">
            <text:p>3509</text:p>
          </table:table-cell>
          <table:table-cell office:value-type="float" office:value="7866">
            <text:p>7866</text:p>
          </table:table-cell>
          <table:table-cell office:value-type="float" office:value="15189">
            <text:p>15189</text:p>
          </table:table-cell>
          <table:table-cell office:value-type="float" office:value="68.875">
            <text:p>68.875</text:p>
          </table:table-cell>
          <table:table-cell office:value-type="float" office:value="310.5">
            <text:p>310.5</text:p>
          </table:table-cell>
          <table:table-cell office:value-type="float" office:value="480.375">
            <text:p>480.375</text:p>
          </table:table-cell>
          <table:table-cell office:value-type="float" office:value="0.0196280991735537">
            <text:p>0.0196280992</text:p>
          </table:table-cell>
          <table:table-cell office:value-type="float" office:value="0.0394736842105263">
            <text:p>0.0394736842</text:p>
          </table:table-cell>
          <table:table-cell office:value-type="float" office:value="0.0316265060240964">
            <text:p>0.031626506</text:p>
          </table:table-cell>
          <table:table-cell office:value-type="float" office:value="1.06945346117069">
            <text:p>1.0694534612</text:p>
          </table:table-cell>
          <table:table-cell office:value-type="float" office:value="1.14121191135734">
            <text:p>1.1412119114</text:p>
          </table:table-cell>
          <table:table-cell office:value-type="float" office:value="1.11265323341559">
            <text:p>1.1126532334</text:p>
          </table:table-cell>
          <table:table-cell office:value-type="float" office:value="0">
            <text:p>0</text:p>
          </table:table-cell>
          <table:table-cell office:value-type="float" office:value="17.9040659824112">
            <text:p>17.9040659824</text:p>
          </table:table-cell>
          <table:table-cell office:value-type="float" office:value="22.2614288028035">
            <text:p>22.261428802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4379">
            <text:p>4379</text:p>
          </table:table-cell>
          <table:table-cell office:value-type="float" office:value="8356">
            <text:p>8356</text:p>
          </table:table-cell>
          <table:table-cell office:value-type="float" office:value="16409">
            <text:p>16409</text:p>
          </table:table-cell>
          <table:table-cell office:value-type="float" office:value="-260.375">
            <text:p>-260.375</text:p>
          </table:table-cell>
          <table:table-cell office:value-type="float" office:value="221.625">
            <text:p>221.625</text:p>
          </table:table-cell>
          <table:table-cell office:value-type="float" office:value="381.25">
            <text:p>381.25</text:p>
          </table:table-cell>
          <table:table-cell office:value-type="float" office:value="-0.0594599223567024">
            <text:p>-0.0594599224</text:p>
          </table:table-cell>
          <table:table-cell office:value-type="float" office:value="0.0265228578267113">
            <text:p>0.0265228578</text:p>
          </table:table-cell>
          <table:table-cell office:value-type="float" office:value="0.0232342007434944">
            <text:p>0.0232342007</text:p>
          </table:table-cell>
          <table:table-cell office:value-type="float" office:value="0.798819817190205">
            <text:p>0.7988198172</text:p>
          </table:table-cell>
          <table:table-cell office:value-type="float" office:value="1.09420878788859">
            <text:p>1.0942087879</text:p>
          </table:table-cell>
          <table:table-cell office:value-type="float" office:value="1.08237776564724">
            <text:p>1.0823777656</text:p>
          </table:table-cell>
          <table:table-cell office:value-type="float" office:value="-11.3072703014453">
            <text:p>-11.3072703014</text:p>
          </table:table-cell>
          <table:table-cell office:value-type="float" office:value="26.4790168399944">
            <text:p>26.47901684</text:p>
          </table:table-cell>
          <table:table-cell office:value-type="float" office:value="30.1783015466673">
            <text:p>30.178301546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224">
            <text:p>224</text:p>
          </table:table-cell>
          <table:table-cell office:value-type="float" office:value="3828">
            <text:p>3828</text:p>
          </table:table-cell>
          <table:table-cell office:value-type="float" office:value="8039">
            <text:p>8039</text:p>
          </table:table-cell>
          <table:table-cell office:value-type="float" office:value="16043">
            <text:p>16043</text:p>
          </table:table-cell>
          <table:table-cell office:value-type="float" office:value="-203.625">
            <text:p>-203.625</text:p>
          </table:table-cell>
          <table:table-cell office:value-type="float" office:value="-17.25">
            <text:p>-17.25</text:p>
          </table:table-cell>
          <table:table-cell office:value-type="float" office:value="411.75">
            <text:p>411.75</text:p>
          </table:table-cell>
          <table:table-cell office:value-type="float" office:value="-0.0531935736677116">
            <text:p>-0.0531935737</text:p>
          </table:table-cell>
          <table:table-cell office:value-type="float" office:value="-0.00214578927727329">
            <text:p>-0.0021457893</text:p>
          </table:table-cell>
          <table:table-cell office:value-type="float" office:value="0.0256653992395437">
            <text:p>0.0256653992</text:p>
          </table:table-cell>
          <table:table-cell office:value-type="float" office:value="0.819368422470912">
            <text:p>0.8193684225</text:p>
          </table:table-cell>
          <table:table-cell office:value-type="float" office:value="0.992498762176323">
            <text:p>0.9924987622</text:p>
          </table:table-cell>
          <table:table-cell office:value-type="float" office:value="1.09111997426593">
            <text:p>1.0911199743</text:p>
          </table:table-cell>
          <table:table-cell office:value-type="float" office:value="-12.6809256349309">
            <text:p>-12.6809256349</text:p>
          </table:table-cell>
          <table:table-cell office:value-type="float" office:value="0">
            <text:p>0</text:p>
          </table:table-cell>
          <table:table-cell office:value-type="float" office:value="27.3521777433901">
            <text:p>27.3521777434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80">
            <text:p>180</text:p>
          </table:table-cell>
          <table:table-cell office:value-type="float" office:value="248">
            <text:p>248</text:p>
          </table:table-cell>
          <table:table-cell office:value-type="float" office:value="3509">
            <text:p>3509</text:p>
          </table:table-cell>
          <table:table-cell office:value-type="float" office:value="8228">
            <text:p>8228</text:p>
          </table:table-cell>
          <table:table-cell office:value-type="float" office:value="16043">
            <text:p>16043</text:p>
          </table:table-cell>
          <table:table-cell office:value-type="float" office:value="68.875">
            <text:p>68.875</text:p>
          </table:table-cell>
          <table:table-cell office:value-type="float" office:value="161.5">
            <text:p>161.5</text:p>
          </table:table-cell>
          <table:table-cell office:value-type="float" office:value="739.625">
            <text:p>739.625</text:p>
          </table:table-cell>
          <table:table-cell table:number-columns-repeated="2" office:value-type="float" office:value="0.0196280991735537">
            <text:p>0.0196280992</text:p>
          </table:table-cell>
          <table:table-cell office:value-type="float" office:value="0.0461026615969582">
            <text:p>0.0461026616</text:p>
          </table:table-cell>
          <table:table-cell table:number-columns-repeated="2" office:value-type="float" office:value="1.06945346117069">
            <text:p>1.0694534612</text:p>
          </table:table-cell>
          <table:table-cell office:value-type="float" office:value="1.16552520818575">
            <text:p>1.1655252082</text:p>
          </table:table-cell>
          <table:table-cell table:number-columns-repeated="2" office:value-type="float" office:value="0">
            <text:p>0</text:p>
          </table:table-cell>
          <table:table-cell office:value-type="float" office:value="15.3788328016998">
            <text:p>15.3788328017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3">
            <text:p>3</text:p>
          </table:table-cell>
          <table:table-cell office:value-type="float" office:value="210">
            <text:p>210</text:p>
          </table:table-cell>
          <table:table-cell office:value-type="float" office:value="239">
            <text:p>239</text:p>
          </table:table-cell>
          <table:table-cell office:value-type="float" office:value="283">
            <text:p>283</text:p>
          </table:table-cell>
          <table:table-cell office:value-type="float" office:value="4611">
            <text:p>4611</text:p>
          </table:table-cell>
          <table:table-cell office:value-type="float" office:value="9367">
            <text:p>9367</text:p>
          </table:table-cell>
          <table:table-cell office:value-type="float" office:value="18971">
            <text:p>18971</text:p>
          </table:table-cell>
          <table:table-cell office:value-type="float" office:value="239.25">
            <text:p>239.25</text:p>
          </table:table-cell>
          <table:table-cell office:value-type="float" office:value="920.75">
            <text:p>920.75</text:p>
          </table:table-cell>
          <table:table-cell office:value-type="float" office:value="1044.625">
            <text:p>1044.625</text:p>
          </table:table-cell>
          <table:table-cell office:value-type="float" office:value="0.0518867924528302">
            <text:p>0.0518867925</text:p>
          </table:table-cell>
          <table:table-cell office:value-type="float" office:value="0.098297213622291">
            <text:p>0.0982972136</text:p>
          </table:table-cell>
          <table:table-cell office:value-type="float" office:value="0.055064308681672">
            <text:p>0.0550643087</text:p>
          </table:table-cell>
          <table:table-cell office:value-type="float" office:value="1.18688056247775">
            <text:p>1.1868805625</text:p>
          </table:table-cell>
          <table:table-cell office:value-type="float" office:value="1.3629784384016">
            <text:p>1.3629784384</text:p>
          </table:table-cell>
          <table:table-cell office:value-type="float" office:value="1.19866795344341">
            <text:p>1.1986679534</text:p>
          </table:table-cell>
          <table:table-cell office:value-type="float" office:value="13.7024883528063">
            <text:p>13.7024883528</text:p>
          </table:table-cell>
          <table:table-cell office:value-type="float" office:value="7.39270308185779">
            <text:p>7.3927030819</text:p>
          </table:table-cell>
          <table:table-cell office:value-type="float" office:value="12.9314351381529">
            <text:p>12.9314351382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04">
            <text:p>204</text:p>
          </table:table-cell>
          <table:table-cell office:value-type="float" office:value="286">
            <text:p>286</text:p>
          </table:table-cell>
          <table:table-cell office:value-type="float" office:value="5017">
            <text:p>5017</text:p>
          </table:table-cell>
          <table:table-cell office:value-type="float" office:value="10339">
            <text:p>10339</text:p>
          </table:table-cell>
          <table:table-cell office:value-type="float" office:value="20313">
            <text:p>20313</text:p>
          </table:table-cell>
          <table:table-cell office:value-type="float" office:value="137.75">
            <text:p>137.75</text:p>
          </table:table-cell>
          <table:table-cell office:value-type="float" office:value="808.5">
            <text:p>808.5</text:p>
          </table:table-cell>
          <table:table-cell office:value-type="float" office:value="762.5">
            <text:p>762.5</text:p>
          </table:table-cell>
          <table:table-cell office:value-type="float" office:value="0.0274566473988439">
            <text:p>0.0274566474</text:p>
          </table:table-cell>
          <table:table-cell office:value-type="float" office:value="0.0781990521327014">
            <text:p>0.0781990521</text:p>
          </table:table-cell>
          <table:table-cell office:value-type="float" office:value="0.0375375375375375">
            <text:p>0.0375375375</text:p>
          </table:table-cell>
          <table:table-cell office:value-type="float" office:value="1.09757584616927">
            <text:p>1.0975758462</text:p>
          </table:table-cell>
          <table:table-cell office:value-type="float" office:value="1.28568226230318">
            <text:p>1.2856822623</text:p>
          </table:table-cell>
          <table:table-cell office:value-type="float" office:value="1.13414315216117">
            <text:p>1.1341431522</text:p>
          </table:table-cell>
          <table:table-cell office:value-type="float" office:value="25.5901589779144">
            <text:p>25.5901589779</text:p>
          </table:table-cell>
          <table:table-cell office:value-type="float" office:value="9.20610708576988">
            <text:p>9.2061070858</text:p>
          </table:table-cell>
          <table:table-cell office:value-type="float" office:value="18.8098859802514">
            <text:p>18.809885980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3">
            <text:p>3</text:p>
          </table:table-cell>
          <table:table-cell office:value-type="float" office:value="174">
            <text:p>174</text:p>
          </table:table-cell>
          <table:table-cell table:number-columns-repeated="2" office:value-type="float" office:value="266">
            <text:p>266</text:p>
          </table:table-cell>
          <table:table-cell office:value-type="float" office:value="5046">
            <text:p>5046</text:p>
          </table:table-cell>
          <table:table-cell office:value-type="float" office:value="10332">
            <text:p>10332</text:p>
          </table:table-cell>
          <table:table-cell office:value-type="float" office:value="20740">
            <text:p>20740</text:p>
          </table:table-cell>
          <table:table-cell office:value-type="float" office:value="333.5">
            <text:p>333.5</text:p>
          </table:table-cell>
          <table:table-cell office:value-type="float" office:value="571.5">
            <text:p>571.5</text:p>
          </table:table-cell>
          <table:table-cell office:value-type="float" office:value="1120.875">
            <text:p>1120.875</text:p>
          </table:table-cell>
          <table:table-cell office:value-type="float" office:value="0.0660919540229885">
            <text:p>0.066091954</text:p>
          </table:table-cell>
          <table:table-cell office:value-type="float" office:value="0.0553135888501742">
            <text:p>0.0553135889</text:p>
          </table:table-cell>
          <table:table-cell office:value-type="float" office:value="0.0540441176470588">
            <text:p>0.0540441176</text:p>
          </table:table-cell>
          <table:table-cell office:value-type="float" office:value="1.23988340599815">
            <text:p>1.239883406</text:p>
          </table:table-cell>
          <table:table-cell office:value-type="float" office:value="1.19959436347412">
            <text:p>1.1995943635</text:p>
          </table:table-cell>
          <table:table-cell office:value-type="float" office:value="1.19487911440311">
            <text:p>1.1948791144</text:p>
          </table:table-cell>
          <table:table-cell office:value-type="float" office:value="10.8304952919625">
            <text:p>10.830495292</text:p>
          </table:table-cell>
          <table:table-cell office:value-type="float" office:value="12.8746917060236">
            <text:p>12.874691706</text:p>
          </table:table-cell>
          <table:table-cell office:value-type="float" office:value="13.1691139377112">
            <text:p>13.1691139377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3">
            <text:p>3</text:p>
          </table:table-cell>
          <table:table-cell office:value-type="float" office:value="145">
            <text:p>145</text:p>
          </table:table-cell>
          <table:table-cell table:number-columns-repeated="2" office:value-type="float" office:value="249">
            <text:p>249</text:p>
          </table:table-cell>
          <table:table-cell office:value-type="float" office:value="5597">
            <text:p>5597</text:p>
          </table:table-cell>
          <table:table-cell office:value-type="float" office:value="11070">
            <text:p>11070</text:p>
          </table:table-cell>
          <table:table-cell office:value-type="float" office:value="22143">
            <text:p>22143</text:p>
          </table:table-cell>
          <table:table-cell office:value-type="float" office:value="460.375">
            <text:p>460.375</text:p>
          </table:table-cell>
          <table:table-cell office:value-type="float" office:value="779.625">
            <text:p>779.625</text:p>
          </table:table-cell>
          <table:table-cell office:value-type="float" office:value="1364.875">
            <text:p>1364.875</text:p>
          </table:table-cell>
          <table:table-cell office:value-type="float" office:value="0.0822538860103627">
            <text:p>0.082253886</text:p>
          </table:table-cell>
          <table:table-cell office:value-type="float" office:value="0.0704268292682927">
            <text:p>0.0704268293</text:p>
          </table:table-cell>
          <table:table-cell office:value-type="float" office:value="0.0616391184573003">
            <text:p>0.0616391185</text:p>
          </table:table-cell>
          <table:table-cell office:value-type="float" office:value="1.30114937649333">
            <text:p>1.3011493765</text:p>
          </table:table-cell>
          <table:table-cell office:value-type="float" office:value="1.25621538146936">
            <text:p>1.2562153815</text:p>
          </table:table-cell>
          <table:table-cell office:value-type="float" office:value="1.22318370121197">
            <text:p>1.2231837012</text:p>
          </table:table-cell>
          <table:table-cell office:value-type="float" office:value="8.76893140437852">
            <text:p>8.7689314044</text:p>
          </table:table-cell>
          <table:table-cell office:value-type="float" office:value="10.1847325763447">
            <text:p>10.1847325763</text:p>
          </table:table-cell>
          <table:table-cell office:value-type="float" office:value="11.5883669148227">
            <text:p>11.5883669148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269">
            <text:p>269</text:p>
          </table:table-cell>
          <table:table-cell office:value-type="float" office:value="151">
            <text:p>151</text:p>
          </table:table-cell>
          <table:table-cell office:value-type="float" office:value="6119">
            <text:p>6119</text:p>
          </table:table-cell>
          <table:table-cell office:value-type="float" office:value="12376">
            <text:p>12376</text:p>
          </table:table-cell>
          <table:table-cell office:value-type="float" office:value="25864">
            <text:p>25864</text:p>
          </table:table-cell>
          <table:table-cell office:value-type="float" office:value="478.5">
            <text:p>478.5</text:p>
          </table:table-cell>
          <table:table-cell office:value-type="float" office:value="1060.5">
            <text:p>1060.5</text:p>
          </table:table-cell>
          <table:table-cell office:value-type="float" office:value="2081.625">
            <text:p>2081.625</text:p>
          </table:table-cell>
          <table:table-cell office:value-type="float" office:value="0.0781990521327014">
            <text:p>0.0781990521</text:p>
          </table:table-cell>
          <table:table-cell office:value-type="float" office:value="0.0856900452488688">
            <text:p>0.0856900452</text:p>
          </table:table-cell>
          <table:table-cell office:value-type="float" office:value="0.0804834905660377">
            <text:p>0.0804834906</text:p>
          </table:table-cell>
          <table:table-cell office:value-type="float" office:value="1.28568226230318">
            <text:p>1.2856822623</text:p>
          </table:table-cell>
          <table:table-cell office:value-type="float" office:value="1.31430701472636">
            <text:p>1.3143070147</text:p>
          </table:table-cell>
          <table:table-cell office:value-type="float" office:value="1.29438829779837">
            <text:p>1.2943882978</text:p>
          </table:table-cell>
          <table:table-cell office:value-type="float" office:value="9.20610708576988">
            <text:p>9.2061070858</text:p>
          </table:table-cell>
          <table:table-cell office:value-type="float" office:value="8.43082987701996">
            <text:p>8.430829877</text:p>
          </table:table-cell>
          <table:table-cell office:value-type="float" office:value="8.95439298312194">
            <text:p>8.954392983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32">
            <text:p>132</text:p>
          </table:table-cell>
          <table:table-cell office:value-type="float" office:value="5481">
            <text:p>5481</text:p>
          </table:table-cell>
          <table:table-cell office:value-type="float" office:value="13797">
            <text:p>13797</text:p>
          </table:table-cell>
          <table:table-cell office:value-type="float" office:value="28121">
            <text:p>28121</text:p>
          </table:table-cell>
          <table:table-cell office:value-type="float" office:value="598.125">
            <text:p>598.125</text:p>
          </table:table-cell>
          <table:table-cell office:value-type="float" office:value="1505.625">
            <text:p>1505.625</text:p>
          </table:table-cell>
          <table:table-cell office:value-type="float" office:value="388.875">
            <text:p>388.875</text:p>
          </table:table-cell>
          <table:table-cell table:number-columns-repeated="2" office:value-type="float" office:value="0.109126984126984">
            <text:p>0.1091269841</text:p>
          </table:table-cell>
          <table:table-cell office:value-type="float" office:value="0.0138286334056399">
            <text:p>0.0138286334</text:p>
          </table:table-cell>
          <table:table-cell table:number-columns-repeated="2" office:value-type="float" office:value="1.40528549382716">
            <text:p>1.4052854938</text:p>
          </table:table-cell>
          <table:table-cell office:value-type="float" office:value="1.0487750298794">
            <text:p>1.0487750299</text:p>
          </table:table-cell>
          <table:table-cell table:number-columns-repeated="2" office:value-type="float" office:value="6.69234074584823">
            <text:p>6.69234074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171">
            <text:p>171</text:p>
          </table:table-cell>
          <table:table-cell office:value-type="float" office:value="121">
            <text:p>121</text:p>
          </table:table-cell>
          <table:table-cell office:value-type="float" office:value="6496">
            <text:p>6496</text:p>
          </table:table-cell>
          <table:table-cell office:value-type="float" office:value="15084">
            <text:p>15084</text:p>
          </table:table-cell>
          <table:table-cell office:value-type="float" office:value="27206">
            <text:p>27206</text:p>
          </table:table-cell>
          <table:table-cell office:value-type="float" office:value="616.25">
            <text:p>616.25</text:p>
          </table:table-cell>
          <table:table-cell office:value-type="float" office:value="1314">
            <text:p>1314</text:p>
          </table:table-cell>
          <table:table-cell office:value-type="float" office:value="0">
            <text:p>0</text:p>
          </table:table-cell>
          <table:table-cell office:value-type="float" office:value="0.0948660714285714">
            <text:p>0.0948660714</text:p>
          </table:table-cell>
          <table:table-cell office:value-type="float" office:value="0.0871121718377088">
            <text:p>0.0871121718</text:p>
          </table:table-cell>
          <table:table-cell office:value-type="float" office:value="0">
            <text:p>0</text:p>
          </table:table-cell>
          <table:table-cell office:value-type="float" office:value="1.34967041015625">
            <text:p>1.3496704102</text:p>
          </table:table-cell>
          <table:table-cell office:value-type="float" office:value="1.31976612117725">
            <text:p>1.3197661212</text:p>
          </table:table-cell>
          <table:table-cell office:value-type="float" office:value="1">
            <text:p>1</text:p>
          </table:table-cell>
          <table:table-cell office:value-type="float" office:value="7.64792594491755">
            <text:p>7.6479259449</text:p>
          </table:table-cell>
          <table:table-cell office:value-type="float" office:value="8.29869939586075">
            <text:p>8.29869939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3">
            <text:p>3</text:p>
          </table:table-cell>
          <table:table-cell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215">
            <text:p>215</text:p>
          </table:table-cell>
          <table:table-cell office:value-type="float" office:value="7192">
            <text:p>7192</text:p>
          </table:table-cell>
          <table:table-cell office:value-type="float" office:value="15729">
            <text:p>15729</text:p>
          </table:table-cell>
          <table:table-cell office:value-type="float" office:value="27342">
            <text:p>27342</text:p>
          </table:table-cell>
          <table:table-cell office:value-type="float" office:value="837.375">
            <text:p>837.375</text:p>
          </table:table-cell>
          <table:table-cell office:value-type="float" office:value="274.25">
            <text:p>274.25</text:p>
          </table:table-cell>
          <table:table-cell office:value-type="float" office:value="280.875">
            <text:p>280.875</text:p>
          </table:table-cell>
          <table:table-cell office:value-type="float" office:value="0.116431451612903">
            <text:p>0.1164314516</text:p>
          </table:table-cell>
          <table:table-cell office:value-type="float" office:value="0.0174359463411533">
            <text:p>0.0174359463</text:p>
          </table:table-cell>
          <table:table-cell office:value-type="float" office:value="0.0102726574500768">
            <text:p>0.0102726575</text:p>
          </table:table-cell>
          <table:table-cell office:value-type="float" office:value="1.43408039517755">
            <text:p>1.4340803952</text:p>
          </table:table-cell>
          <table:table-cell office:value-type="float" office:value="1.06162167615467">
            <text:p>1.0616216762</text:p>
          </table:table-cell>
          <table:table-cell office:value-type="float" office:value="1.0361611349578">
            <text:p>1.036161135</text:p>
          </table:table-cell>
          <table:table-cell office:value-type="float" office:value="6.29347718693299">
            <text:p>6.29347718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333">
            <text:p>333</text:p>
          </table:table-cell>
          <table:table-cell office:value-type="float" office:value="173">
            <text:p>173</text:p>
          </table:table-cell>
          <table:table-cell office:value-type="float" office:value="8439">
            <text:p>8439</text:p>
          </table:table-cell>
          <table:table-cell office:value-type="float" office:value="17982">
            <text:p>17982</text:p>
          </table:table-cell>
          <table:table-cell office:value-type="float" office:value="31781">
            <text:p>31781</text:p>
          </table:table-cell>
          <table:table-cell office:value-type="float" office:value="906.25">
            <text:p>906.25</text:p>
          </table:table-cell>
          <table:table-cell office:value-type="float" office:value="1383.75">
            <text:p>1383.75</text:p>
          </table:table-cell>
          <table:table-cell office:value-type="float" office:value="-506.5">
            <text:p>-506.5</text:p>
          </table:table-cell>
          <table:table-cell office:value-type="float" office:value="0.107388316151203">
            <text:p>0.1073883162</text:p>
          </table:table-cell>
          <table:table-cell office:value-type="float" office:value="0.076951951951952">
            <text:p>0.076951952</text:p>
          </table:table-cell>
          <table:table-cell office:value-type="float" office:value="-0.0159371951795098">
            <text:p>-0.0159371952</text:p>
          </table:table-cell>
          <table:table-cell office:value-type="float" office:value="1.39846231740296">
            <text:p>1.3984623174</text:p>
          </table:table-cell>
          <table:table-cell office:value-type="float" office:value="1.28093817353389">
            <text:p>1.2809381735</text:p>
          </table:table-cell>
          <table:table-cell office:value-type="float" office:value="0.944717645484488">
            <text:p>0.9447176455</text:p>
          </table:table-cell>
          <table:table-cell office:value-type="float" office:value="6.79526915343788">
            <text:p>6.7952691534</text:p>
          </table:table-cell>
          <table:table-cell office:value-type="float" office:value="9.34982393093446">
            <text:p>9.34982393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74">
            <text:p>174</text:p>
          </table:table-cell>
          <table:table-cell office:value-type="float" office:value="340">
            <text:p>340</text:p>
          </table:table-cell>
          <table:table-cell office:value-type="float" office:value="8892">
            <text:p>8892</text:p>
          </table:table-cell>
          <table:table-cell office:value-type="float" office:value="16596">
            <text:p>16596</text:p>
          </table:table-cell>
          <table:table-cell office:value-type="float" office:value="33611">
            <text:p>33611</text:p>
          </table:table-cell>
          <table:table-cell office:value-type="float" office:value="-281.875">
            <text:p>-281.875</text:p>
          </table:table-cell>
          <table:table-cell office:value-type="float" office:value="229.5">
            <text:p>229.5</text:p>
          </table:table-cell>
          <table:table-cell office:value-type="float" office:value="2729.75">
            <text:p>2729.75</text:p>
          </table:table-cell>
          <table:table-cell office:value-type="float" office:value="-0.0316998425551057">
            <text:p>-0.0316998426</text:p>
          </table:table-cell>
          <table:table-cell office:value-type="float" office:value="0.0138286334056399">
            <text:p>0.0138286334</text:p>
          </table:table-cell>
          <table:table-cell office:value-type="float" office:value="0.0812159709618875">
            <text:p>0.081215971</text:p>
          </table:table-cell>
          <table:table-cell office:value-type="float" office:value="0.891020115892446">
            <text:p>0.8910201159</text:p>
          </table:table-cell>
          <table:table-cell office:value-type="float" office:value="1.0487750298794">
            <text:p>1.0487750299</text:p>
          </table:table-cell>
          <table:table-cell office:value-type="float" office:value="1.2971841248876">
            <text:p>1.2971841249</text:p>
          </table:table-cell>
          <table:table-cell office:value-type="float" office:value="-21.5175159968328">
            <text:p>-21.5175159968</text:p>
          </table:table-cell>
          <table:table-cell office:value-type="float" office:value="0">
            <text:p>0</text:p>
          </table:table-cell>
          <table:table-cell office:value-type="float" office:value="8.87668028794149">
            <text:p>8.8766802879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3">
            <text:p>3</text:p>
          </table:table-cell>
          <table:table-cell office:value-type="float" office:value="193">
            <text:p>193</text:p>
          </table:table-cell>
          <table:table-cell table:number-columns-repeated="2" office:value-type="float" office:value="363">
            <text:p>363</text:p>
          </table:table-cell>
          <table:table-cell office:value-type="float" office:value="8788">
            <text:p>8788</text:p>
          </table:table-cell>
          <table:table-cell office:value-type="float" office:value="16721">
            <text:p>16721</text:p>
          </table:table-cell>
          <table:table-cell office:value-type="float" office:value="34831">
            <text:p>34831</text:p>
          </table:table-cell>
          <table:table-cell office:value-type="float" office:value="-15.625">
            <text:p>-15.625</text:p>
          </table:table-cell>
          <table:table-cell office:value-type="float" office:value="477.25">
            <text:p>477.25</text:p>
          </table:table-cell>
          <table:table-cell office:value-type="float" office:value="2584.875">
            <text:p>2584.875</text:p>
          </table:table-cell>
          <table:table-cell office:value-type="float" office:value="-0.00177799271734183">
            <text:p>-0.0017779927</text:p>
          </table:table-cell>
          <table:table-cell office:value-type="float" office:value="0.0285419532324622">
            <text:p>0.0285419532</text:p>
          </table:table-cell>
          <table:table-cell office:value-type="float" office:value="0.0742119089316988">
            <text:p>0.0742119089</text:p>
          </table:table-cell>
          <table:table-cell office:value-type="float" office:value="0.993783221555185">
            <text:p>0.9937832216</text:p>
          </table:table-cell>
          <table:table-cell office:value-type="float" office:value="1.10149353677849">
            <text:p>1.1014935368</text:p>
          </table:table-cell>
          <table:table-cell office:value-type="float" office:value="1.27053619981843">
            <text:p>1.2705361998</text:p>
          </table:table-cell>
          <table:table-cell office:value-type="float" office:value="0">
            <text:p>0</text:p>
          </table:table-cell>
          <table:table-cell office:value-type="float" office:value="24.6301528855156">
            <text:p>24.6301528855</text:p>
          </table:table-cell>
          <table:table-cell office:value-type="float" office:value="9.68254604070118">
            <text:p>9.682546040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11">
            <text:p>211</text:p>
          </table:table-cell>
          <table:table-cell office:value-type="float" office:value="386">
            <text:p>386</text:p>
          </table:table-cell>
          <table:table-cell office:value-type="float" office:value="9304">
            <text:p>9304</text:p>
          </table:table-cell>
          <table:table-cell office:value-type="float" office:value="17316">
            <text:p>17316</text:p>
          </table:table-cell>
          <table:table-cell office:value-type="float" office:value="40626">
            <text:p>40626</text:p>
          </table:table-cell>
          <table:table-cell office:value-type="float" office:value="197.375">
            <text:p>197.375</text:p>
          </table:table-cell>
          <table:table-cell office:value-type="float" office:value="228.875">
            <text:p>228.875</text:p>
          </table:table-cell>
          <table:table-cell office:value-type="float" office:value="3126.25">
            <text:p>3126.25</text:p>
          </table:table-cell>
          <table:table-cell office:value-type="float" office:value="0.0212139939810834">
            <text:p>0.021213994</text:p>
          </table:table-cell>
          <table:table-cell office:value-type="float" office:value="0.0132175444675445">
            <text:p>0.0132175445</text:p>
          </table:table-cell>
          <table:table-cell office:value-type="float" office:value="0.076951951951952">
            <text:p>0.076951952</text:p>
          </table:table-cell>
          <table:table-cell office:value-type="float" office:value="1.07513104467343">
            <text:p>1.0751310447</text:p>
          </table:table-cell>
          <table:table-cell office:value-type="float" office:value="1.04660382446064">
            <text:p>1.0466038245</text:p>
          </table:table-cell>
          <table:table-cell office:value-type="float" office:value="1.28093817353389">
            <text:p>1.2809381735</text:p>
          </table:table-cell>
          <table:table-cell office:value-type="float" office:value="33.0194148430952">
            <text:p>33.0194148431</text:p>
          </table:table-cell>
          <table:table-cell office:value-type="float" office:value="0">
            <text:p>0</text:p>
          </table:table-cell>
          <table:table-cell office:value-type="float" office:value="9.34982393093446">
            <text:p>9.349823930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89">
            <text:p>189</text:p>
          </table:table-cell>
          <table:table-cell office:value-type="float" office:value="369">
            <text:p>369</text:p>
          </table:table-cell>
          <table:table-cell office:value-type="float" office:value="9297">
            <text:p>9297</text:p>
          </table:table-cell>
          <table:table-cell office:value-type="float" office:value="18756">
            <text:p>18756</text:p>
          </table:table-cell>
          <table:table-cell office:value-type="float" office:value="44042">
            <text:p>44042</text:p>
          </table:table-cell>
          <table:table-cell office:value-type="float" office:value="-77.5">
            <text:p>-77.5</text:p>
          </table:table-cell>
          <table:table-cell office:value-type="float" office:value="-175.25">
            <text:p>-175.25</text:p>
          </table:table-cell>
          <table:table-cell office:value-type="float" office:value="1555.5">
            <text:p>1555.5</text:p>
          </table:table-cell>
          <table:table-cell office:value-type="float" office:value="-0.00833602237280843">
            <text:p>-0.0083360224</text:p>
          </table:table-cell>
          <table:table-cell office:value-type="float" office:value="-0.00934367669012583">
            <text:p>-0.0093436767</text:p>
          </table:table-cell>
          <table:table-cell office:value-type="float" office:value="0.0353185595567867">
            <text:p>0.0353185596</text:p>
          </table:table-cell>
          <table:table-cell office:value-type="float" office:value="0.97096012066241">
            <text:p>0.9709601207</text:p>
          </table:table-cell>
          <table:table-cell office:value-type="float" office:value="0.967468248000975">
            <text:p>0.967468248</text:p>
          </table:table-cell>
          <table:table-cell office:value-type="float" office:value="1.12605986372112">
            <text:p>1.1260598637</text:p>
          </table:table-cell>
          <table:table-cell table:number-columns-repeated="2" office:value-type="float" office:value="0">
            <text:p>0</text:p>
          </table:table-cell>
          <table:table-cell office:value-type="float" office:value="19.9701477451445">
            <text:p>19.9701477451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24">
            <text:p>224</text:p>
          </table:table-cell>
          <table:table-cell office:value-type="float" office:value="410">
            <text:p>410</text:p>
          </table:table-cell>
          <table:table-cell office:value-type="float" office:value="9731">
            <text:p>9731</text:p>
          </table:table-cell>
          <table:table-cell office:value-type="float" office:value="16758">
            <text:p>16758</text:p>
          </table:table-cell>
          <table:table-cell office:value-type="float" office:value="44347">
            <text:p>44347</text:p>
          </table:table-cell>
          <table:table-cell office:value-type="float" office:value="464.625">
            <text:p>464.625</text:p>
          </table:table-cell>
          <table:table-cell office:value-type="float" office:value="-523">
            <text:p>-523</text:p>
          </table:table-cell>
          <table:table-cell office:value-type="float" office:value="1265.75">
            <text:p>1265.75</text:p>
          </table:table-cell>
          <table:table-cell office:value-type="float" office:value="0.0477468913780701">
            <text:p>0.0477468914</text:p>
          </table:table-cell>
          <table:table-cell office:value-type="float" office:value="-0.0312089748179974">
            <text:p>-0.0312089748</text:p>
          </table:table-cell>
          <table:table-cell office:value-type="float" office:value="0.0285419532324622">
            <text:p>0.0285419532</text:p>
          </table:table-cell>
          <table:table-cell office:value-type="float" office:value="1.17158246047033">
            <text:p>1.1715824605</text:p>
          </table:table-cell>
          <table:table-cell office:value-type="float" office:value="0.892677628351022">
            <text:p>0.8926776284</text:p>
          </table:table-cell>
          <table:table-cell office:value-type="float" office:value="1.10149353677849">
            <text:p>1.1014935368</text:p>
          </table:table-cell>
          <table:table-cell office:value-type="float" office:value="14.8609959524071">
            <text:p>14.8609959524</text:p>
          </table:table-cell>
          <table:table-cell office:value-type="float" office:value="-21.8614620304708">
            <text:p>-21.8614620305</text:p>
          </table:table-cell>
          <table:table-cell office:value-type="float" office:value="24.6301528855156">
            <text:p>24.6301528855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3">
            <text:p>3</text:p>
          </table:table-cell>
          <table:table-cell office:value-type="float" office:value="248">
            <text:p>248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9802">
            <text:p>9802</text:p>
          </table:table-cell>
          <table:table-cell office:value-type="float" office:value="18202">
            <text:p>18202</text:p>
          </table:table-cell>
          <table:table-cell office:value-type="float" office:value="45689">
            <text:p>45689</text:p>
          </table:table-cell>
          <table:table-cell office:value-type="float" office:value="-100.125">
            <text:p>-100.125</text:p>
          </table:table-cell>
          <table:table-cell office:value-type="float" office:value="20.625">
            <text:p>20.625</text:p>
          </table:table-cell>
          <table:table-cell office:value-type="float" office:value="715.875">
            <text:p>715.875</text:p>
          </table:table-cell>
          <table:table-cell office:value-type="float" office:value="-0.0102147520914099">
            <text:p>-0.0102147521</text:p>
          </table:table-cell>
          <table:table-cell office:value-type="float" office:value="0.00113311723986375">
            <text:p>0.0011331172</text:p>
          </table:table-cell>
          <table:table-cell office:value-type="float" office:value="0.0156684322265753">
            <text:p>0.0156684322</text:p>
          </table:table-cell>
          <table:table-cell office:value-type="float" office:value="0.964452876354232">
            <text:p>0.9644528764</text:p>
          </table:table-cell>
          <table:table-cell office:value-type="float" office:value="1.00396842689069">
            <text:p>1.0039684269</text:p>
          </table:table-cell>
          <table:table-cell office:value-type="float" office:value="1.05532069233915">
            <text:p>1.05532069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91">
            <text:p>291</text:p>
          </table:table-cell>
          <table:table-cell table:number-columns-repeated="2" office:value-type="float" office:value="494">
            <text:p>494</text:p>
          </table:table-cell>
          <table:table-cell office:value-type="float" office:value="11337">
            <text:p>11337</text:p>
          </table:table-cell>
          <table:table-cell office:value-type="float" office:value="20007">
            <text:p>20007</text:p>
          </table:table-cell>
          <table:table-cell office:value-type="float" office:value="51972">
            <text:p>51972</text:p>
          </table:table-cell>
          <table:table-cell office:value-type="float" office:value="-37">
            <text:p>-37</text:p>
          </table:table-cell>
          <table:table-cell office:value-type="float" office:value="839.666666666667">
            <text:p>839.6666666667</text:p>
          </table:table-cell>
          <table:table-cell office:value-type="float" office:value="178.25">
            <text:p>178.25</text:p>
          </table:table-cell>
          <table:table-cell office:value-type="float" office:value="-0.00326364999558966">
            <text:p>-0.00326365</text:p>
          </table:table-cell>
          <table:table-cell office:value-type="float" office:value="0.0419686443078256">
            <text:p>0.0419686443</text:p>
          </table:table-cell>
          <table:table-cell office:value-type="float" office:value="0.00342973139382745">
            <text:p>0.0034297314</text:p>
          </table:table-cell>
          <table:table-cell office:value-type="float" office:value="0.988598101781572">
            <text:p>0.9885981018</text:p>
          </table:table-cell>
          <table:table-cell office:value-type="float" office:value="1.15034253460326">
            <text:p>1.1503425346</text:p>
          </table:table-cell>
          <table:table-cell office:value-type="float" office:value="1.01202711547097">
            <text:p>1.0120271155</text:p>
          </table:table-cell>
          <table:table-cell office:value-type="float" office:value="0">
            <text:p>0</text:p>
          </table:table-cell>
          <table:table-cell office:value-type="float" office:value="16.8600333716377">
            <text:p>16.86003337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551">
            <text:p>551</text:p>
          </table:table-cell>
          <table:table-cell office:value-type="float" office:value="9918">
            <text:p>9918</text:p>
          </table:table-cell>
          <table:table-cell office:value-type="float" office:value="19171">
            <text:p>19171</text:p>
          </table:table-cell>
          <table:table-cell office:value-type="float" office:value="42578">
            <text:p>42578</text:p>
          </table:table-cell>
          <table:table-cell office:value-type="float" office:value="-254">
            <text:p>-254</text:p>
          </table:table-cell>
          <table:table-cell office:value-type="float" office:value="1166.25">
            <text:p>1166.25</text:p>
          </table:table-cell>
          <table:table-cell office:value-type="float" office:value="121.625">
            <text:p>121.625</text:p>
          </table:table-cell>
          <table:table-cell office:value-type="float" office:value="-0.0256100020165356">
            <text:p>-0.025610002</text:p>
          </table:table-cell>
          <table:table-cell office:value-type="float" office:value="0.0608340722966981">
            <text:p>0.0608340723</text:p>
          </table:table-cell>
          <table:table-cell office:value-type="float" office:value="0.00285652214758796">
            <text:p>0.0028565221</text:p>
          </table:table-cell>
          <table:table-cell office:value-type="float" office:value="0.911650502460568">
            <text:p>0.9116505025</text:p>
          </table:table-cell>
          <table:table-cell office:value-type="float" office:value="1.22017279036876">
            <text:p>1.2201727904</text:p>
          </table:table-cell>
          <table:table-cell office:value-type="float" office:value="1.01001382056537">
            <text:p>1.0100138206</text:p>
          </table:table-cell>
          <table:table-cell office:value-type="float" office:value="-26.7174150154539">
            <text:p>-26.7174150155</text:p>
          </table:table-cell>
          <table:table-cell office:value-type="float" office:value="11.7372244322501">
            <text:p>11.73722443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571">
            <text:p>571</text:p>
          </table:table-cell>
          <table:table-cell office:value-type="float" office:value="9802">
            <text:p>9802</text:p>
          </table:table-cell>
          <table:table-cell office:value-type="float" office:value="18701">
            <text:p>18701</text:p>
          </table:table-cell>
          <table:table-cell office:value-type="float" office:value="43737">
            <text:p>43737</text:p>
          </table:table-cell>
          <table:table-cell office:value-type="float" office:value="-228.142857142857">
            <text:p>-228.1428571429</text:p>
          </table:table-cell>
          <table:table-cell office:value-type="float" office:value="1067">
            <text:p>1067</text:p>
          </table:table-cell>
          <table:table-cell office:value-type="float" office:value="95.4285714285714">
            <text:p>95.4285714286</text:p>
          </table:table-cell>
          <table:table-cell office:value-type="float" office:value="-0.023275133354709">
            <text:p>-0.0232751334</text:p>
          </table:table-cell>
          <table:table-cell office:value-type="float" office:value="0.0570557724185872">
            <text:p>0.0570557724</text:p>
          </table:table-cell>
          <table:table-cell office:value-type="float" office:value="0.0021818728177189">
            <text:p>0.0021818728</text:p>
          </table:table-cell>
          <table:table-cell office:value-type="float" office:value="0.91959882765057">
            <text:p>0.9195988277</text:p>
          </table:table-cell>
          <table:table-cell office:value-type="float" office:value="1.20607571135097">
            <text:p>1.2060757114</text:p>
          </table:table-cell>
          <table:table-cell office:value-type="float" office:value="1.00764588557724">
            <text:p>1.0076458856</text:p>
          </table:table-cell>
          <table:table-cell office:value-type="float" office:value="-29.4326551136814">
            <text:p>-29.4326551137</text:p>
          </table:table-cell>
          <table:table-cell office:value-type="float" office:value="12.4919585730966">
            <text:p>12.49195857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24">
            <text:p>424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10215">
            <text:p>10215</text:p>
          </table:table-cell>
          <table:table-cell office:value-type="float" office:value="19662">
            <text:p>19662</text:p>
          </table:table-cell>
          <table:table-cell office:value-type="float" office:value="40558">
            <text:p>40558</text:p>
          </table:table-cell>
          <table:table-cell office:value-type="float" office:value="-256.5">
            <text:p>-256.5</text:p>
          </table:table-cell>
          <table:table-cell office:value-type="float" office:value="0">
            <text:p>0</text:p>
          </table:table-cell>
          <table:table-cell office:value-type="float" office:value="-112.333333333333">
            <text:p>-112.3333333333</text:p>
          </table:table-cell>
          <table:table-cell office:value-type="float" office:value="-0.0251101321585903">
            <text:p>-0.0251101322</text:p>
          </table:table-cell>
          <table:table-cell office:value-type="float" office:value="0">
            <text:p>0</text:p>
          </table:table-cell>
          <table:table-cell office:value-type="float" office:value="-0.0027696960731134">
            <text:p>-0.0027696961</text:p>
          </table:table-cell>
          <table:table-cell office:value-type="float" office:value="0.913350354169497">
            <text:p>0.9133503542</text:p>
          </table:table-cell>
          <table:table-cell office:value-type="float" office:value="1.18">
            <text:p>1.18</text:p>
          </table:table-cell>
          <table:table-cell office:value-type="float" office:value="0.990321099328125">
            <text:p>0.9903210993</text:p>
          </table:table-cell>
          <table:table-cell office:value-type="float" office:value="-27.2562399405301">
            <text:p>-27.25623994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461">
            <text:p>461</text:p>
          </table:table-cell>
          <table:table-cell office:value-type="float" office:value="559">
            <text:p>559</text:p>
          </table:table-cell>
          <table:table-cell office:value-type="float" office:value="722">
            <text:p>722</text:p>
          </table:table-cell>
          <table:table-cell office:value-type="float" office:value="10312">
            <text:p>10312</text:p>
          </table:table-cell>
          <table:table-cell office:value-type="float" office:value="20397">
            <text:p>20397</text:p>
          </table:table-cell>
          <table:table-cell office:value-type="float" office:value="42052">
            <text:p>42052</text:p>
          </table:table-cell>
          <table:table-cell office:value-type="float" office:value="0">
            <text:p>0</text:p>
          </table:table-cell>
          <table:table-cell office:value-type="float" office:value="-1042.8">
            <text:p>-1042.8</text:p>
          </table:table-cell>
          <table:table-cell office:value-type="float" office:value="-1391.4">
            <text:p>-1391.4</text:p>
          </table:table-cell>
          <table:table-cell office:value-type="float" office:value="0">
            <text:p>0</text:p>
          </table:table-cell>
          <table:table-cell office:value-type="float" office:value="-0.0511251654655096">
            <text:p>-0.0511251655</text:p>
          </table:table-cell>
          <table:table-cell office:value-type="float" office:value="-0.033087605821364">
            <text:p>-0.0330876058</text:p>
          </table:table-cell>
          <table:table-cell office:value-type="float" office:value="0.91">
            <text:p>0.91</text:p>
          </table:table-cell>
          <table:table-cell office:value-type="float" office:value="0.826184934656713">
            <text:p>0.8261849347</text:p>
          </table:table-cell>
          <table:table-cell office:value-type="float" office:value="0.886339167356846">
            <text:p>0.8863391674</text:p>
          </table:table-cell>
          <table:table-cell office:value-type="float" office:value="0">
            <text:p>0</text:p>
          </table:table-cell>
          <table:table-cell office:value-type="float" office:value="-13.2082424611626">
            <text:p>-13.2082424612</text:p>
          </table:table-cell>
          <table:table-cell office:value-type="float" office:value="-20.6003295531502">
            <text:p>-20.6003295532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446">
            <text:p>446</text:p>
          </table:table-cell>
          <table:table-cell table:number-columns-repeated="2" office:value-type="float" office:value="727">
            <text:p>727</text:p>
          </table:table-cell>
          <table:table-cell office:value-type="float" office:value="9937">
            <text:p>9937</text:p>
          </table:table-cell>
          <table:table-cell office:value-type="float" office:value="21401">
            <text:p>21401</text:p>
          </table:table-cell>
          <table:table-cell office:value-type="float" office:value="45015">
            <text:p>45015</text:p>
          </table:table-cell>
          <table:table-cell office:value-type="float" office:value="0">
            <text:p>0</text:p>
          </table:table-cell>
          <table:table-cell office:value-type="float" office:value="289.75">
            <text:p>289.75</text:p>
          </table:table-cell>
          <table:table-cell office:value-type="float" office:value="609.25">
            <text:p>609.25</text:p>
          </table:table-cell>
          <table:table-cell office:value-type="float" office:value="0">
            <text:p>0</text:p>
          </table:table-cell>
          <table:table-cell office:value-type="float" office:value="0.0135390869585533">
            <text:p>0.013539087</text:p>
          </table:table-cell>
          <table:table-cell office:value-type="float" office:value="0.0135343774297456">
            <text:p>0.0135343774</text:p>
          </table:table-cell>
          <table:table-cell office:value-type="float" office:value="0.79">
            <text:p>0.79</text:p>
          </table:table-cell>
          <table:table-cell office:value-type="float" office:value="1.04774608583125">
            <text:p>1.0477460858</text:p>
          </table:table-cell>
          <table:table-cell office:value-type="float" office:value="1.04772935257403">
            <text:p>1.04772935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44">
            <text:p>444</text:p>
          </table:table-cell>
          <table:table-cell office:value-type="float" office:value="749">
            <text:p>749</text:p>
          </table:table-cell>
          <table:table-cell office:value-type="float" office:value="9323">
            <text:p>9323</text:p>
          </table:table-cell>
          <table:table-cell office:value-type="float" office:value="21491">
            <text:p>21491</text:p>
          </table:table-cell>
          <table:table-cell office:value-type="float" office:value="44681">
            <text:p>44681</text:p>
          </table:table-cell>
          <table:table-cell table:number-columns-repeated="6" office:value-type="float" office:value="0">
            <text:p>0</text:p>
          </table:table-cell>
          <table:table-cell office:value-type="float" office:value="0.79">
            <text:p>0.79</text:p>
          </table:table-cell>
          <table:table-cell office:value-type="float" office:value="1.13">
            <text:p>1.13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5">
            <text:p>5</text:p>
          </table:table-cell>
          <table:table-cell office:value-type="float" office:value="521">
            <text:p>521</text:p>
          </table:table-cell>
          <table:table-cell office:value-type="float" office:value="644">
            <text:p>644</text:p>
          </table:table-cell>
          <table:table-cell office:value-type="float" office:value="852">
            <text:p>852</text:p>
          </table:table-cell>
          <table:table-cell office:value-type="float" office:value="8748">
            <text:p>8748</text:p>
          </table:table-cell>
          <table:table-cell office:value-type="float" office:value="21727">
            <text:p>21727</text:p>
          </table:table-cell>
          <table:table-cell office:value-type="float" office:value="44350">
            <text:p>44350</text:p>
          </table:table-cell>
          <table:table-cell table:number-columns-repeated="6" office:value-type="float" office:value="0">
            <text:p>0</text:p>
          </table:table-cell>
          <table:table-cell office:value-type="float" office:value="0.79">
            <text:p>0.79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68.5">
            <text:p>68.5</text:p>
          </table:table-cell>
          <table:table-cell office:value-type="float" office:value="4359.25">
            <text:p>4359.25</text:p>
          </table:table-cell>
          <table:table-cell office:value-type="float" office:value="15852.75">
            <text:p>15852.75</text:p>
          </table:table-cell>
          <table:table-cell office:value-type="float" office:value="24.5">
            <text:p>24.5</text:p>
          </table:table-cell>
          <table:table-cell table:number-columns-repeated="3" office:value-type="float" office:value="5">
            <text:p>5</text:p>
          </table:table-cell>
          <table:table-cell office:value-type="float" office:value="342">
            <text:p>342</text:p>
          </table:table-cell>
          <table:table-cell office:value-type="float" office:value="474">
            <text:p>474</text:p>
          </table:table-cell>
          <table:table-cell office:value-type="float" office:value="698">
            <text:p>698</text:p>
          </table:table-cell>
          <table:table-cell office:value-type="float" office:value="8207">
            <text:p>8207</text:p>
          </table:table-cell>
          <table:table-cell office:value-type="float" office:value="22219">
            <text:p>22219</text:p>
          </table:table-cell>
          <table:table-cell office:value-type="float" office:value="46183">
            <text:p>46183</text:p>
          </table:table-cell>
          <table:table-cell table:number-columns-repeated="6" office:value-type="float" office:value="0">
            <text:p>0</text:p>
          </table:table-cell>
          <table:table-cell office:value-type="float" office:value="0.79">
            <text:p>0.79</text:p>
          </table:table-cell>
          <table:table-cell office:value-type="float" office:value="1.16">
            <text:p>1.16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4.3333333333333">
            <text:p>74.3333333333</text:p>
          </table:table-cell>
          <table:table-cell office:value-type="float" office:value="4463">
            <text:p>4463</text:p>
          </table:table-cell>
          <table:table-cell office:value-type="float" office:value="15616">
            <text:p>15616</text:p>
          </table:table-cell>
          <table:table-cell office:value-type="float" office:value="24.8033333333333">
            <text:p>24.80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338">
            <text:p>338</text:p>
          </table:table-cell>
          <table:table-cell table:number-columns-repeated="2" office:value-type="float" office:value="717">
            <text:p>717</text:p>
          </table:table-cell>
          <table:table-cell office:value-type="float" office:value="7701">
            <text:p>7701</text:p>
          </table:table-cell>
          <table:table-cell office:value-type="float" office:value="22713">
            <text:p>22713</text:p>
          </table:table-cell>
          <table:table-cell office:value-type="float" office:value="48154">
            <text:p>48154</text:p>
          </table:table-cell>
          <table:table-cell table:number-columns-repeated="6" office:value-type="float" office:value="0">
            <text:p>0</text:p>
          </table:table-cell>
          <table:table-cell office:value-type="float" office:value="0.79">
            <text:p>0.79</text:p>
          </table:table-cell>
          <table:table-cell office:value-type="float" office:value="0.9">
            <text:p>0.9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9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float" office:value="0.79">
            <text:p>0.79</text:p>
          </table:table-cell>
          <table:table-cell office:value-type="float" office:value="0.9">
            <text:p>0.9</text:p>
          </table:table-cell>
          <table:table-cell office:value-type="float" office:value="1.15">
            <text:p>1.15</text:p>
          </table:table-cell>
          <table:table-cell office:value-type="float" office:value="-11">
            <text:p>-11</text:p>
          </table:table-cell>
          <table:table-cell office:value-type="float" office:value="-24">
            <text:p>-2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.4">
            <text:p>4.4</text:p>
          </table:table-cell>
          <table:table-cell office:value-type="float" office:value="8.8">
            <text:p>8.8</text:p>
          </table:table-cell>
          <table:table-cell office:value-type="float" office:value="12">
            <text:p>12</text:p>
          </table:table-cell>
          <table:table-cell office:value-type="float" office:value="4308">
            <text:p>4308</text:p>
          </table:table-cell>
          <table:table-cell office:value-type="float" office:value="5153">
            <text:p>5153</text:p>
          </table:table-cell>
          <table:table-cell office:value-type="float" office:value="7069">
            <text:p>70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2:4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2:40:46.13</dc:date>
    <dc:creator>Liam Widdess</dc:creator>
    <meta:editing-duration>P2DT3H31M4S</meta:editing-duration>
    <meta:editing-cycles>185</meta:editing-cycles>
    <meta:generator>OpenOffice/4.1.7$Win32 OpenOffice.org_project/417m1$Build-9800</meta:generator>
    <meta:document-statistic meta:table-count="8" meta:cell-count="737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8">
                <text:p>658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53">
                <text:p>653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808">
                <text:p>808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82">
                <text:p>782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44">
                <text:p>944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041">
                <text:p>1041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238">
                <text:p>1238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606">
                <text:p>606</text:p>
              </table:table-cell>
              <table:table-cell office:value-type="float" office:value="1250">
                <text:p>125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284">
                <text:p>1284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30">
                <text:p>730</text:p>
              </table:table-cell>
              <table:table-cell office:value-type="float" office:value="1422">
                <text:p>1422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821">
                <text:p>821</text:p>
              </table:table-cell>
              <table:table-cell office:value-type="float" office:value="1663">
                <text:p>1663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04">
                <text:p>804</text:p>
              </table:table-cell>
              <table:table-cell office:value-type="float" office:value="1610">
                <text:p>161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808">
                <text:p>808</text:p>
              </table:table-cell>
              <table:table-cell office:value-type="float" office:value="1751">
                <text:p>1751</text:p>
              </table:table-cell>
              <table:table-cell office:value-type="float" office:value="4239">
                <text:p>423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915">
                <text:p>915</text:p>
              </table:table-cell>
              <table:table-cell office:value-type="float" office:value="1970">
                <text:p>1970</text:p>
              </table:table-cell>
              <table:table-cell office:value-type="float" office:value="5009">
                <text:p>500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106">
                <text:p>1106</text:p>
              </table:table-cell>
              <table:table-cell office:value-type="float" office:value="2083">
                <text:p>2083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86">
                <text:p>1086</text:p>
              </table:table-cell>
              <table:table-cell office:value-type="float" office:value="2022">
                <text:p>2022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176">
                <text:p>1176</text:p>
              </table:table-cell>
              <table:table-cell office:value-type="float" office:value="2231">
                <text:p>2231</text:p>
              </table:table-cell>
              <table:table-cell office:value-type="float" office:value="3789">
                <text:p>3789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234">
                <text:p>1234</text:p>
              </table:table-cell>
              <table:table-cell office:value-type="float" office:value="2452">
                <text:p>2452</text:p>
              </table:table-cell>
              <table:table-cell office:value-type="float" office:value="4328">
                <text:p>432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248">
                <text:p>1248</text:p>
              </table:table-cell>
              <table:table-cell office:value-type="float" office:value="2550">
                <text:p>2550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552">
                <text:p>1552</text:p>
              </table:table-cell>
              <table:table-cell office:value-type="float" office:value="2718">
                <text:p>2718</text:p>
              </table:table-cell>
              <table:table-cell office:value-type="float" office:value="5088">
                <text:p>5088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742">
                <text:p>1742</text:p>
              </table:table-cell>
              <table:table-cell office:value-type="float" office:value="3008">
                <text:p>3008</text:p>
              </table:table-cell>
              <table:table-cell office:value-type="float" office:value="5956">
                <text:p>595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826">
                <text:p>1826</text:p>
              </table:table-cell>
              <table:table-cell office:value-type="float" office:value="3118">
                <text:p>3118</text:p>
              </table:table-cell>
              <table:table-cell office:value-type="float" office:value="5710">
                <text:p>571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44">
                <text:p>1944</text:p>
              </table:table-cell>
              <table:table-cell office:value-type="float" office:value="3218">
                <text:p>3218</text:p>
              </table:table-cell>
              <table:table-cell office:value-type="float" office:value="5877">
                <text:p>587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022">
                <text:p>2022</text:p>
              </table:table-cell>
              <table:table-cell office:value-type="float" office:value="3489">
                <text:p>3489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810">
                <text:p>1810</text:p>
              </table:table-cell>
              <table:table-cell office:value-type="float" office:value="3530">
                <text:p>3530</text:p>
              </table:table-cell>
              <table:table-cell office:value-type="float" office:value="6610">
                <text:p>661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2014">
                <text:p>2014</text:p>
              </table:table-cell>
              <table:table-cell office:value-type="float" office:value="3885">
                <text:p>3885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212">
                <text:p>2212</text:p>
              </table:table-cell>
              <table:table-cell office:value-type="float" office:value="4017">
                <text:p>4017</text:p>
              </table:table-cell>
              <table:table-cell office:value-type="float" office:value="8475">
                <text:p>8475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345">
                <text:p>2345</text:p>
              </table:table-cell>
              <table:table-cell office:value-type="float" office:value="4176">
                <text:p>4176</text:p>
              </table:table-cell>
              <table:table-cell office:value-type="float" office:value="8323">
                <text:p>832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240">
                <text:p>2240</text:p>
              </table:table-cell>
              <table:table-cell office:value-type="float" office:value="4621">
                <text:p>4621</text:p>
              </table:table-cell>
              <table:table-cell office:value-type="float" office:value="9079">
                <text:p>9079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470">
                <text:p>2470</text:p>
              </table:table-cell>
              <table:table-cell office:value-type="float" office:value="4900">
                <text:p>4900</text:p>
              </table:table-cell>
              <table:table-cell office:value-type="float" office:value="9029">
                <text:p>9029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26">
                <text:p>2626</text:p>
              </table:table-cell>
              <table:table-cell office:value-type="float" office:value="5088">
                <text:p>5088</text:p>
              </table:table-cell>
              <table:table-cell office:value-type="float" office:value="8258">
                <text:p>82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3040">
                <text:p>3040</text:p>
              </table:table-cell>
              <table:table-cell office:value-type="float" office:value="5492">
                <text:p>5492</text:p>
              </table:table-cell>
              <table:table-cell office:value-type="float" office:value="10010">
                <text:p>10010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775">
                <text:p>2775</text:p>
              </table:table-cell>
              <table:table-cell office:value-type="float" office:value="5472">
                <text:p>5472</text:p>
              </table:table-cell>
              <table:table-cell office:value-type="float" office:value="9847">
                <text:p>9847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26">
                <text:p>3126</text:p>
              </table:table-cell>
              <table:table-cell office:value-type="float" office:value="5812">
                <text:p>5812</text:p>
              </table:table-cell>
              <table:table-cell office:value-type="float" office:value="9699">
                <text:p>969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621">
                <text:p>3621</text:p>
              </table:table-cell>
              <table:table-cell office:value-type="float" office:value="6340">
                <text:p>6340</text:p>
              </table:table-cell>
              <table:table-cell office:value-type="float" office:value="10975">
                <text:p>10975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3735">
                <text:p>3735</text:p>
              </table:table-cell>
              <table:table-cell office:value-type="float" office:value="6755">
                <text:p>6755</text:p>
              </table:table-cell>
              <table:table-cell office:value-type="float" office:value="12637">
                <text:p>1263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976">
                <text:p>3976</text:p>
              </table:table-cell>
              <table:table-cell office:value-type="float" office:value="6660">
                <text:p>6660</text:p>
              </table:table-cell>
              <table:table-cell office:value-type="float" office:value="11621">
                <text:p>11621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4043">
                <text:p>4043</text:p>
              </table:table-cell>
              <table:table-cell office:value-type="float" office:value="7178">
                <text:p>7178</text:p>
              </table:table-cell>
              <table:table-cell office:value-type="float" office:value="12863">
                <text:p>12863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479">
                <text:p>4479</text:p>
              </table:table-cell>
              <table:table-cell office:value-type="float" office:value="8165">
                <text:p>8165</text:p>
              </table:table-cell>
              <table:table-cell office:value-type="float" office:value="15945">
                <text:p>15945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744">
                <text:p>4744</text:p>
              </table:table-cell>
              <table:table-cell office:value-type="float" office:value="7815">
                <text:p>7815</text:p>
              </table:table-cell>
              <table:table-cell office:value-type="float" office:value="12372">
                <text:p>12372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676">
                <text:p>4676</text:p>
              </table:table-cell>
              <table:table-cell office:value-type="float" office:value="7895">
                <text:p>7895</text:p>
              </table:table-cell>
              <table:table-cell office:value-type="float" office:value="11691">
                <text:p>11691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2">
                <text:p>4752</text:p>
              </table:table-cell>
              <table:table-cell office:value-type="float" office:value="8064">
                <text:p>8064</text:p>
              </table:table-cell>
              <table:table-cell office:value-type="float" office:value="14378">
                <text:p>1437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4356">
                <text:p>4356</text:p>
              </table:table-cell>
              <table:table-cell office:value-type="float" office:value="8151">
                <text:p>8151</text:p>
              </table:table-cell>
              <table:table-cell office:value-type="float" office:value="16380">
                <text:p>16380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4205">
                <text:p>4205</text:p>
              </table:table-cell>
              <table:table-cell office:value-type="float" office:value="8326">
                <text:p>8326</text:p>
              </table:table-cell>
              <table:table-cell office:value-type="float" office:value="19110">
                <text:p>19110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4379">
                <text:p>4379</text:p>
              </table:table-cell>
              <table:table-cell office:value-type="float" office:value="8039">
                <text:p>8039</text:p>
              </table:table-cell>
              <table:table-cell office:value-type="float" office:value="18564">
                <text:p>18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3828">
                <text:p>3828</text:p>
              </table:table-cell>
              <table:table-cell office:value-type="float" office:value="8064">
                <text:p>8064</text:p>
              </table:table-cell>
              <table:table-cell office:value-type="float" office:value="16226">
                <text:p>1622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3509">
                <text:p>3509</text:p>
              </table:table-cell>
              <table:table-cell office:value-type="float" office:value="7866">
                <text:p>7866</text:p>
              </table:table-cell>
              <table:table-cell office:value-type="float" office:value="15189">
                <text:p>1518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4379">
                <text:p>4379</text:p>
              </table:table-cell>
              <table:table-cell office:value-type="float" office:value="8356">
                <text:p>8356</text:p>
              </table:table-cell>
              <table:table-cell office:value-type="float" office:value="16409">
                <text:p>16409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3828">
                <text:p>3828</text:p>
              </table:table-cell>
              <table:table-cell office:value-type="float" office:value="8039">
                <text:p>8039</text:p>
              </table:table-cell>
              <table:table-cell office:value-type="float" office:value="16043">
                <text:p>16043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3509">
                <text:p>3509</text:p>
              </table:table-cell>
              <table:table-cell office:value-type="float" office:value="8228">
                <text:p>8228</text:p>
              </table:table-cell>
              <table:table-cell office:value-type="float" office:value="16043">
                <text:p>16043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4611">
                <text:p>4611</text:p>
              </table:table-cell>
              <table:table-cell office:value-type="float" office:value="9367">
                <text:p>9367</text:p>
              </table:table-cell>
              <table:table-cell office:value-type="float" office:value="18971">
                <text:p>18971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5017">
                <text:p>5017</text:p>
              </table:table-cell>
              <table:table-cell office:value-type="float" office:value="10339">
                <text:p>10339</text:p>
              </table:table-cell>
              <table:table-cell office:value-type="float" office:value="20313">
                <text:p>20313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5046">
                <text:p>5046</text:p>
              </table:table-cell>
              <table:table-cell office:value-type="float" office:value="10332">
                <text:p>10332</text:p>
              </table:table-cell>
              <table:table-cell office:value-type="float" office:value="20740">
                <text:p>20740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5597">
                <text:p>5597</text:p>
              </table:table-cell>
              <table:table-cell office:value-type="float" office:value="11070">
                <text:p>11070</text:p>
              </table:table-cell>
              <table:table-cell office:value-type="float" office:value="22143">
                <text:p>22143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6119">
                <text:p>6119</text:p>
              </table:table-cell>
              <table:table-cell office:value-type="float" office:value="12376">
                <text:p>12376</text:p>
              </table:table-cell>
              <table:table-cell office:value-type="float" office:value="25864">
                <text:p>2586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5481">
                <text:p>5481</text:p>
              </table:table-cell>
              <table:table-cell office:value-type="float" office:value="13797">
                <text:p>13797</text:p>
              </table:table-cell>
              <table:table-cell office:value-type="float" office:value="28121">
                <text:p>2812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6496">
                <text:p>6496</text:p>
              </table:table-cell>
              <table:table-cell office:value-type="float" office:value="15084">
                <text:p>15084</text:p>
              </table:table-cell>
              <table:table-cell office:value-type="float" office:value="27206">
                <text:p>2720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7192">
                <text:p>7192</text:p>
              </table:table-cell>
              <table:table-cell office:value-type="float" office:value="15729">
                <text:p>15729</text:p>
              </table:table-cell>
              <table:table-cell office:value-type="float" office:value="27342">
                <text:p>27342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8439">
                <text:p>8439</text:p>
              </table:table-cell>
              <table:table-cell office:value-type="float" office:value="17982">
                <text:p>17982</text:p>
              </table:table-cell>
              <table:table-cell office:value-type="float" office:value="31781">
                <text:p>31781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8892">
                <text:p>8892</text:p>
              </table:table-cell>
              <table:table-cell office:value-type="float" office:value="16596">
                <text:p>16596</text:p>
              </table:table-cell>
              <table:table-cell office:value-type="float" office:value="33611">
                <text:p>33611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8788">
                <text:p>8788</text:p>
              </table:table-cell>
              <table:table-cell office:value-type="float" office:value="16721">
                <text:p>16721</text:p>
              </table:table-cell>
              <table:table-cell office:value-type="float" office:value="34831">
                <text:p>3483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304">
                <text:p>9304</text:p>
              </table:table-cell>
              <table:table-cell office:value-type="float" office:value="17316">
                <text:p>17316</text:p>
              </table:table-cell>
              <table:table-cell office:value-type="float" office:value="40626">
                <text:p>406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297">
                <text:p>9297</text:p>
              </table:table-cell>
              <table:table-cell office:value-type="float" office:value="18756">
                <text:p>18756</text:p>
              </table:table-cell>
              <table:table-cell office:value-type="float" office:value="44042">
                <text:p>44042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731">
                <text:p>9731</text:p>
              </table:table-cell>
              <table:table-cell office:value-type="float" office:value="16758">
                <text:p>16758</text:p>
              </table:table-cell>
              <table:table-cell office:value-type="float" office:value="44347">
                <text:p>44347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02">
                <text:p>9802</text:p>
              </table:table-cell>
              <table:table-cell office:value-type="float" office:value="18202">
                <text:p>18202</text:p>
              </table:table-cell>
              <table:table-cell office:value-type="float" office:value="45689">
                <text:p>45689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1337">
                <text:p>11337</text:p>
              </table:table-cell>
              <table:table-cell office:value-type="float" office:value="20007">
                <text:p>20007</text:p>
              </table:table-cell>
              <table:table-cell office:value-type="float" office:value="51972">
                <text:p>5197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18">
                <text:p>9918</text:p>
              </table:table-cell>
              <table:table-cell office:value-type="float" office:value="19171">
                <text:p>19171</text:p>
              </table:table-cell>
              <table:table-cell office:value-type="float" office:value="42578">
                <text:p>4257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9802">
                <text:p>9802</text:p>
              </table:table-cell>
              <table:table-cell office:value-type="float" office:value="18701">
                <text:p>18701</text:p>
              </table:table-cell>
              <table:table-cell office:value-type="float" office:value="43737">
                <text:p>43737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215">
                <text:p>10215</text:p>
              </table:table-cell>
              <table:table-cell office:value-type="float" office:value="19662">
                <text:p>19662</text:p>
              </table:table-cell>
              <table:table-cell office:value-type="float" office:value="40558">
                <text:p>4055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312">
                <text:p>10312</text:p>
              </table:table-cell>
              <table:table-cell office:value-type="float" office:value="20397">
                <text:p>20397</text:p>
              </table:table-cell>
              <table:table-cell office:value-type="float" office:value="42052">
                <text:p>420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9937">
                <text:p>9937</text:p>
              </table:table-cell>
              <table:table-cell office:value-type="float" office:value="21401">
                <text:p>21401</text:p>
              </table:table-cell>
              <table:table-cell office:value-type="float" office:value="45015">
                <text:p>45015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9323">
                <text:p>9323</text:p>
              </table:table-cell>
              <table:table-cell office:value-type="float" office:value="21491">
                <text:p>21491</text:p>
              </table:table-cell>
              <table:table-cell office:value-type="float" office:value="44681">
                <text:p>44681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8748">
                <text:p>8748</text:p>
              </table:table-cell>
              <table:table-cell office:value-type="float" office:value="21727">
                <text:p>21727</text:p>
              </table:table-cell>
              <table:table-cell office:value-type="float" office:value="44350">
                <text:p>44350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8207">
                <text:p>8207</text:p>
              </table:table-cell>
              <table:table-cell office:value-type="float" office:value="22219">
                <text:p>22219</text:p>
              </table:table-cell>
              <table:table-cell office:value-type="float" office:value="46183">
                <text:p>46183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7701">
                <text:p>7701</text:p>
              </table:table-cell>
              <table:table-cell office:value-type="float" office:value="22713">
                <text:p>22713</text:p>
              </table:table-cell>
              <table:table-cell office:value-type="float" office:value="48154">
                <text:p>48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5cm" svg:y="1.38cm" svg:width="31.003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359.25">
                <text:p>4359.2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463">
                <text:p>4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19cm" svg:y="1.405cm" svg:width="30.88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8033333333333">
                <text:p>24.80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97cm" svg:y="1.352cm" svg:width="31.339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3657778260031">
                <text:p>1.53657778260031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4341575175771">
                <text:p>1.64341575175771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30988463388411">
                <text:p>1.30988463388411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34553665025832">
                <text:p>1.34553665025832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26894969798457">
                <text:p>1.26894969798457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6881079483389">
                <text:p>1.16881079483389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7131517804241">
                <text:p>1.27131517804241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70815236218038">
                <text:p>1.7081523621803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18243856531589">
                <text:p>1.1824385653158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921626596">
                <text:p>1.292162659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21730327650219">
                <text:p>1.21730327650219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26879222407427">
                <text:p>1.26879222407427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34876884038149">
                <text:p>1.34876884038149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8621314981096">
                <text:p>1.28621314981096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6200512002442">
                <text:p>1.2620051200244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778823790873">
                <text:p>1.06778823790873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24363985746121">
                <text:p>1.24363985746121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25359613979167">
                <text:p>1.25359613979167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26936093607134">
                <text:p>1.2693609360713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12479716636085">
                <text:p>1.12479716636085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13239766089965">
                <text:p>1.13239766089965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19297875580506">
                <text:p>1.19297875580506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12290040782481">
                <text:p>1.12290040782481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9032475265441">
                <text:p>1.2903247526544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17169761882643">
                <text:p>1.1716976188264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18140987123393">
                <text:p>1.18140987123393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1792906456396">
                <text:p>1.217929064563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5246725915104">
                <text:p>1.2524672591510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0949044499172">
                <text:p>1.2094904449917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19515623853144">
                <text:p>1.1951562385314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3239858895726">
                <text:p>1.13239858895726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0178429081633">
                <text:p>1.10178429081633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137484449205">
                <text:p>1.3137484449205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6430511703791">
                <text:p>1.16430511703791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24012029876714">
                <text:p>1.2401202987671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65995452909">
                <text:p>1.186599545290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5799897227557">
                <text:p>1.25799897227557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4241879043733">
                <text:p>1.14241879043733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0995474801378">
                <text:p>1.0995474801378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07842780624198">
                <text:p>1.0784278062419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5458088678507">
                <text:p>1.25458088678507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0958390102371">
                <text:p>1.209583901023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1733104931493">
                <text:p>1.11733104931493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1859682624723">
                <text:p>1.11859682624723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0.85977058913962">
                <text:p>0.8597705891396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0.879511271104616">
                <text:p>0.879511271104616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0.992498762176323">
                <text:p>0.99249876217632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0338181860653">
                <text:p>1.033818186065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14121191135734">
                <text:p>1.14121191135734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9420878788859">
                <text:p>1.09420878788859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0.992498762176323">
                <text:p>0.992498762176323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6945346117069">
                <text:p>1.06945346117069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3629784384016">
                <text:p>1.3629784384016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28568226230318">
                <text:p>1.2856822623031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19959436347412">
                <text:p>1.1995943634741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25621538146936">
                <text:p>1.2562153814693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31430701472636">
                <text:p>1.31430701472636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40528549382716">
                <text:p>1.40528549382716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31976612117725">
                <text:p>1.31976612117725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6162167615467">
                <text:p>1.06162167615467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28093817353389">
                <text:p>1.28093817353389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87750298794">
                <text:p>1.0487750298794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10149353677849">
                <text:p>1.10149353677849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660382446064">
                <text:p>1.0466038244606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0.967468248000975">
                <text:p>0.967468248000975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0.892677628351022">
                <text:p>0.892677628351022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00396842689069">
                <text:p>1.00396842689069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5034253460326">
                <text:p>1.1503425346032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2017279036876">
                <text:p>1.2201727903687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20607571135097">
                <text:p>1.20607571135097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0.826184934656713">
                <text:p>0.826184934656713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04774608583125">
                <text:p>1.04774608583125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4cm" svg:width="31.268cm" svg:height="12.681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5852.75">
                <text:p>15852.7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616">
                <text:p>15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